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1" svg:font-family="Arial"/>
    <style:font-face style:name="Nachlieli CLM3" svg:font-family="'Nachlieli CLM'"/>
    <style:font-face style:name="OpenSymbol1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" svg:font-family="Arial" style:font-pitch="variable"/>
    <style:font-face style:name="David CLM" svg:font-family="'David CLM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4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0.4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0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5cm"/>
      <style:paragraph-properties style:writing-mode="lr-tb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18.796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743cm"/>
      <style:paragraph-properties style:writing-mode="lr-tb"/>
    </style:style>
    <style:style style:name="pr4" style:family="presentation" style:parent-style-name="Default-title">
      <style:graphic-properties fo:min-height="3.87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35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rl-tb"/>
    </style:style>
    <style:style style:name="P5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end" style:writing-mode="rl-tb"/>
    </style:style>
    <style:style style:name="P7" style:family="paragraph">
      <loext:graphic-properties draw:fill="none" draw:fill-color="#ffffff"/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2" fo:font-size="40pt" style:font-size-asian="40pt" style:font-name-complex="Liberation Sans2" style:font-size-complex="40p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2" style:font-name-complex="Liberation Sans2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ans2" style:font-name-complex="Liberation Sans2"/>
    </style:style>
    <style:style style:name="P16" style:family="paragraph">
      <loext:graphic-properties draw:fill="none" draw:fill-color="#ffffff"/>
      <style:paragraph-properties fo:text-align="end" style:writing-mode="rl-tb"/>
      <style:text-properties style:font-name="Liberation Sans2" style:font-name-complex="Liberation Sans2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00cc00" loext:opacity="100%" style:font-name="Liberation Sans2" fo:font-size="36pt" style:font-size-asian="36pt" style:font-name-complex="Liberation Sans2" style:font-size-complex="36pt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990099" loext:opacity="100%" style:font-name="Liberation Sans2" fo:font-size="36pt" style:font-size-asian="36pt" style:font-name-complex="Liberation Sans2" style:font-size-complex="36pt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3333ff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6600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3333ff" loext:opacity="100%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P22" style:family="paragraph">
      <style:paragraph-properties fo:text-align="center" style:writing-mode="rl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2" fo:font-size="36pt" style:font-size-asian="36pt" style:font-name-complex="Liberation Sans2" style:font-size-complex="36pt"/>
    </style:style>
    <style:style style:name="P28" style:family="paragraph">
      <style:paragraph-properties fo:text-align="center"/>
    </style:style>
    <style:style style:name="T1" style:family="text">
      <style:text-properties fo:color="#00cc00" loext:opacity="100%" fo:font-size="66pt" fo:font-weight="bold" style:font-size-asian="66pt" style:font-weight-asian="bold" style:font-name-complex="Liberation Sans6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6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6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name-complex="Liberation Sans6" style:font-size-complex="28pt" style:font-weight-complex="bold"/>
    </style:style>
    <style:style style:name="T5" style:family="text">
      <style:text-properties style:font-name="Liberation Sans2" fo:font-size="40pt" style:font-size-asian="40pt" style:font-name-complex="Liberation Sans2" style:font-size-complex="40pt"/>
    </style:style>
    <style:style style:name="T6" style:family="text">
      <style:text-properties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7" style:family="text">
      <style:text-properties fo:color="#009933" loext:opacity="100%" style:font-name="Liberation Sans2" fo:font-size="40pt" style:font-size-asian="40pt" style:font-name-complex="Liberation Sans2" style:font-size-complex="40pt"/>
    </style:style>
    <style:style style:name="T8" style:family="text">
      <style:text-properties fo:color="#ff0000" loext:opacity="100%" style:font-name="Liberation Sans2" fo:font-size="40pt" style:font-size-asian="40pt" style:font-name-complex="Liberation Sans2" style:font-size-complex="40pt"/>
    </style:style>
    <style:style style:name="T9" style:family="text">
      <style:text-properties fo:color="#990099" loext:opacity="100%" style:font-name="Liberation Sans2" fo:font-size="40pt" style:font-size-asian="40pt" style:font-name-complex="Liberation Sans2" style:font-size-complex="40pt"/>
    </style:style>
    <style:style style:name="T10" style:family="text">
      <style:text-properties fo:color="#990099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1" style:family="text">
      <style:text-properties fo:font-size="44pt" fo:font-weight="bold" style:font-size-asian="44pt" style:font-weight-asian="bold" style:font-name-complex="Liberation Sans6" style:font-size-complex="44pt" style:font-weight-complex="bold"/>
    </style:style>
    <style:style style:name="T12" style:family="text">
      <style:text-properties style:use-window-font-color="true" loext:opacity="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3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14" style:family="text">
      <style:text-properties fo:color="#ff0000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5" style:family="text">
      <style:text-properties fo:color="#00cc00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6" style:family="text">
      <style:text-properties fo:color="#00cc00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7" style:family="text">
      <style:text-properties fo:color="#3333ff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8" style:family="text">
      <style:text-properties fo:color="#3333ff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9" style:family="text">
      <style:text-properties fo:color="#3333ff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20" style:family="text">
      <style:text-properties fo:color="#3333ff" loext:opacity="100%" style:font-name="Times New Roman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21" style:family="text">
      <style:text-properties fo:color="#00cc00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22" style:family="text">
      <style:text-properties fo:color="#00cc00" loext:opacity="100%" style:font-name="Times New Roman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23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60066" loext:opacity="100%" style:font-name="Times New Roman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25" style:family="text">
      <style:text-properties fo:color="#660066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26" style:family="text">
      <style:text-properties fo:color="#ff3333" loext:opacity="100%" style:font-name="Liberation Sans2" fo:font-size="40pt" style:font-size-asian="40pt" style:font-name-complex="Liberation Sans2" style:font-size-complex="40pt"/>
    </style:style>
    <style:style style:name="T27" style:family="text">
      <style:text-properties fo:color="#ff3333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8" style:family="text">
      <style:text-properties fo:color="#0066cc" loext:opacity="100%" style:font-name="Liberation Sans2" fo:font-size="40pt" style:font-size-asian="40pt" style:font-name-complex="Liberation Sans2" style:font-size-complex="40pt"/>
    </style:style>
    <style:style style:name="T29" style:family="text">
      <style:text-properties fo:color="#0066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0" style:family="text">
      <style:text-properties fo:color="#00cc00" loext:opacity="100%" style:font-name="Liberation Sans2" fo:font-size="40pt" style:font-size-asian="40pt" style:font-name-complex="Liberation Sans2" style:font-size-complex="40pt"/>
    </style:style>
    <style:style style:name="T31" style:family="text">
      <style:text-properties fo:color="#3333ff" loext:opacity="100%" style:font-name="Liberation Sans2" fo:font-size="40pt" style:font-size-asian="40pt" style:font-name-complex="Liberation Sans2" style:font-size-complex="40pt"/>
    </style:style>
    <style:style style:name="T32" style:family="text">
      <style:text-properties fo:color="#3333ff" loext:opacity="100%" style:font-name="Times New Roman" fo:font-size="40pt" style:font-size-asian="40pt" style:font-name-complex="Liberation Sans2" style:font-size-complex="40pt"/>
    </style:style>
    <style:style style:name="T33" style:family="text">
      <style:text-properties fo:color="#3333ff" loext:opacity="10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34" style:family="text">
      <style:text-properties fo:color="#00cc00" loext:opacity="100%" style:font-name="Times New Roman" fo:font-size="40pt" style:font-size-asian="40pt" style:font-name-complex="Liberation Sans2" style:font-size-complex="40pt"/>
    </style:style>
    <style:style style:name="T35" style:family="text">
      <style:text-properties fo:color="#00cc00" loext:opacity="10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36" style:family="text">
      <style:text-properties fo:color="#00cc00" loext:opacity="100%" style:font-name="Times New Roman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37" style:family="text">
      <style:text-properties fo:color="#00cc00" loext:opacity="100%" style:text-position="-33% 58%" style:font-name="Times New Roman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38" style:family="text">
      <style:text-properties fo:color="#00cc00" loext:opacity="100%" style:text-position="-33% 58%" style:font-name="Times New Roman" fo:font-size="40pt" fo:font-weight="bold" style:font-size-asian="40pt" style:font-weight-asian="bold" style:font-name-complex="Liberation Sans2" style:font-size-complex="40pt" style:font-weight-complex="bold"/>
    </style:style>
    <style:style style:name="T39" style:family="text">
      <style:text-properties fo:color="#00cc00" loext:opacity="100%" style:text-position="0% 100%" style:font-name="Times New Roman" fo:font-size="40pt" fo:font-weight="bold" style:font-size-asian="40pt" style:font-weight-asian="bold" style:font-name-complex="Liberation Sans2" style:font-size-complex="40pt" style:font-weight-complex="bold"/>
    </style:style>
    <style:style style:name="T40" style:family="text">
      <style:text-properties fo:color="#0000cc" loext:opacity="100%" style:font-name="Liberation Sans2" fo:font-weight="bold" style:font-weight-asian="bold" style:font-name-complex="Liberation Sans2" style:font-weight-complex="bold"/>
    </style:style>
    <style:style style:name="T41" style:family="text">
      <style:text-properties fo:color="#0000cc" loext:opacity="100%" style:font-name="Liberation Sans2" style:font-name-complex="Liberation Sans2"/>
    </style:style>
    <style:style style:name="T42" style:family="text">
      <style:text-properties fo:color="#0000cc" loext:opacity="100%" style:font-name="Times New Roman" style:font-name-complex="Liberation Sans2"/>
    </style:style>
    <style:style style:name="T43" style:family="text">
      <style:text-properties fo:color="#0000cc" loext:opacity="100%" style:font-name="Times New Roman" fo:font-style="italic" style:font-style-asian="italic" style:font-name-complex="Liberation Sans2" style:font-style-complex="italic"/>
    </style:style>
    <style:style style:name="T44" style:family="text">
      <style:text-properties fo:color="#009933" loext:opacity="100%" style:font-name="Liberation Sans2" style:font-name-complex="Liberation Sans2"/>
    </style:style>
    <style:style style:name="T45" style:family="text">
      <style:text-properties style:font-name="Liberation Sans2" fo:font-weight="normal" style:font-weight-asian="normal" style:font-name-complex="Liberation Sans2" style:font-weight-complex="normal"/>
    </style:style>
    <style:style style:name="T46" style:family="text">
      <style:text-properties style:font-name="Liberation Sans2" fo:font-weight="bold" style:font-weight-asian="bold" style:font-name-complex="Liberation Sans2" style:font-weight-complex="bold"/>
    </style:style>
    <style:style style:name="T47" style:family="text">
      <style:text-properties style:font-name="Liberation Sans2" style:font-name-complex="Liberation Sans2"/>
    </style:style>
    <style:style style:name="T48" style:family="text">
      <style:text-properties style:font-name="Times New Roman" fo:font-style="italic" fo:font-weight="bold" style:font-style-asian="italic" style:font-weight-asian="bold" style:font-name-complex="Liberation Sans2" style:font-style-complex="italic" style:font-weight-complex="bold"/>
    </style:style>
    <style:style style:name="T49" style:family="text">
      <style:text-properties style:font-name="Times New Roman" fo:font-style="normal" fo:font-weight="bold" style:font-style-asian="normal" style:font-weight-asian="bold" style:font-name-complex="Liberation Sans2" style:font-style-complex="normal" style:font-weight-complex="bold"/>
    </style:style>
    <style:style style:name="T50" style:family="text">
      <style:text-properties style:font-name="Liberation Sans2" fo:font-size="28pt" fo:font-style="italic" style:font-size-asian="28pt" style:font-style-asian="italic" style:font-name-complex="Liberation Sans2" style:font-size-complex="28pt" style:font-style-complex="italic"/>
    </style:style>
    <style:style style:name="T51" style:family="text">
      <style:text-properties fo:color="#6600cc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52" style:family="text">
      <style:text-properties fo:color="#6600cc" loext:opacity="100%" style:font-name="Liberation Sans2" fo:font-size="36pt" style:font-size-asian="36pt" style:font-name-complex="Liberation Sans2" style:font-size-complex="36pt"/>
    </style:style>
    <style:style style:name="T53" style:family="text">
      <style:text-properties fo:color="#6600cc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4" style:family="text">
      <style:text-properties fo:color="#6600cc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5" style:family="text">
      <style:text-properties fo:color="#6600cc" loext:opacity="100%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56" style:family="text">
      <style:text-properties fo:color="#6600cc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57" style:family="text">
      <style:text-properties fo:color="#6600cc" loext:opacity="100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8" style:family="text">
      <style:text-properties fo:color="#6600cc" loext:opacity="100%" style:text-position="-33% 58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9" style:family="text">
      <style:text-properties fo:color="#6600cc" loext:opacity="100%" style:text-position="-33% 58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60" style:family="text">
      <style:text-properties fo:color="#6600cc" loext:opacity="100%" style:text-position="0% 100%" style:font-name="Liberation Sans2" fo:font-size="26pt" fo:font-style="italic" fo:font-weight="normal" style:font-size-asian="26pt" style:font-style-asian="italic" style:font-weight-asian="normal" style:font-name-complex="Liberation Sans2" style:font-size-complex="26pt" style:font-style-complex="italic" style:font-weight-complex="normal"/>
    </style:style>
    <style:style style:name="T61" style:family="text">
      <style:text-properties fo:color="#009933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62" style:family="text">
      <style:text-properties fo:color="#0099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63" style:family="text">
      <style:text-properties fo:color="#0000cc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64" style:family="text">
      <style:text-properties fo:color="#0000ff" loext:opacity="100%" style:font-name="Liberation Sans2" fo:font-size="36pt" style:font-size-asian="36pt" style:font-name-complex="Liberation Sans2" style:font-size-complex="36pt"/>
    </style:style>
    <style:style style:name="T65" style:family="text">
      <style:text-properties fo:color="#0000ff" loext:opacity="100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66" style:family="text">
      <style:text-properties fo:color="#990099" loext:opacity="100%" style:font-name="Liberation Sans2" fo:font-size="36pt" style:font-size-asian="36pt" style:font-name-complex="Liberation Sans2" style:font-size-complex="36pt"/>
    </style:style>
    <style:style style:name="T67" style:family="text">
      <style:text-properties fo:color="#990099" loext:opacity="100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68" style:family="text">
      <style:text-properties fo:color="#3333ff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69" style:family="text">
      <style:text-properties fo:color="#3333ff" loext:opacity="100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0" style:family="text">
      <style:text-properties fo:color="#3333ff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1" style:family="text">
      <style:text-properties style:use-window-font-color="true" loext:opacity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72" style:family="text">
      <style:text-properties style:use-window-font-color="true" loext:opacity="0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3" style:family="text">
      <style:text-properties fo:color="#006600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74" style:family="text">
      <style:text-properties fo:color="#006600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5" style:family="text">
      <style:text-properties fo:color="#00cc00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6" style:family="text">
      <style:text-properties fo:color="#00cc00" loext:opacity="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7" style:family="text">
      <style:text-properties fo:color="#00cc00" loext:opacity="100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78" style:family="text">
      <style:text-properties fo:color="#00cc00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00cc00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80" style:family="text">
      <style:text-properties fo:color="#ff0000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81" style:family="text">
      <style:text-properties fo:color="#00cc00" loext:opacity="100%" style:text-position="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2" style:family="text">
      <style:text-properties fo:color="#00cc00" loext:opacity="100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83" style:family="text">
      <style:text-properties fo:color="#00cc00" loext:opacity="100%" style:font-name="Liberation Sans2" fo:font-size="24pt" fo:font-style="italic" fo:font-weight="normal" style:font-size-asian="24pt" style:font-style-asian="italic" style:font-weight-asian="normal" style:font-name-complex="Liberation Sans2" style:font-size-complex="24pt" style:font-style-complex="italic" style:font-weight-complex="normal"/>
    </style:style>
    <style:style style:name="T84" style:family="text">
      <style:text-properties fo:color="#00cc00" loext:opacity="100%" style:font-name="Times New Roman" fo:font-size="24pt" fo:font-style="italic" fo:font-weight="normal" style:font-size-asian="24pt" style:font-style-asian="italic" style:font-weight-asian="normal" style:font-name-complex="Liberation Sans2" style:font-size-complex="24pt" style:font-style-complex="italic" style:font-weight-complex="normal"/>
    </style:style>
    <style:style style:name="T85" style:family="text">
      <style:text-properties fo:color="#00cc00" loext:opacity="100%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6" style:family="text">
      <style:text-properties fo:color="#00cc00" loext:opacity="100%" style:text-position="-33% 58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87" style:family="text">
      <style:text-properties fo:color="#00cc00" loext:opacity="100%" style:text-position="33% 58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88" style:family="text">
      <style:text-properties fo:color="#990099" loext:opacity="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89" style:family="text">
      <style:text-properties fo:color="#990099" loext:opacity="100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90" style:family="text">
      <style:text-properties fo:color="#990099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1" style:family="text">
      <style:text-properties fo:color="#990099" loext:opacity="100%" style:text-position="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2" style:family="text">
      <style:text-properties fo:color="#990099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93" style:family="text">
      <style:text-properties fo:font-variant="normal" fo:text-transform="none" fo:color="#00cc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cc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cc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cc00" loext:opacity="10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3333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9" style:family="text">
      <style:text-properties fo:color="#ff3333" loext:opacity="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0" style:family="text">
      <style:text-properties fo:color="#ff3333" loext:opacity="100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01" style:family="text">
      <style:text-properties fo:color="#ff3333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102" style:family="text">
      <style:text-properties fo:color="#ff3333" loext:opacity="100%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103" style:family="text">
      <style:text-properties fo:color="#ff3333" loext:opacity="100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04" style:family="text">
      <style:text-properties fo:color="#ff3333" loext:opacity="100%" style:text-position="-33% 58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05" style:family="text">
      <style:text-properties fo:color="#ff3333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06" style:family="text">
      <style:text-properties fo:color="#ff3333" loext:opacity="100%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07" style:family="text">
      <style:text-properties style:use-window-font-color="true" loext:opacity="0%" style:font-name="Liberation Sans2" fo:font-size="24pt" fo:font-style="italic" fo:font-weight="normal" style:font-size-asian="24pt" style:font-style-asian="italic" style:font-weight-asian="normal" style:font-name-complex="Liberation Sans2" style:font-size-complex="24pt" style:font-style-complex="italic" style:font-weight-complex="normal"/>
    </style:style>
    <style:style style:name="T108" style:family="text">
      <style:text-properties fo:font-size="28pt" style:font-size-asian="28pt" style:font-size-complex="28pt"/>
    </style:style>
    <style:style style:name="T109" style:family="text">
      <style:text-properties fo:color="#000099" loext:opacity="100%" style:font-name="Liberation Sans2" fo:font-size="36pt" style:font-size-asian="36pt" style:font-name-complex="Liberation Sans2" style:font-size-complex="36pt"/>
    </style:style>
    <style:style style:name="T110" style:family="text">
      <style:text-properties fo:color="#000099" loext:opacity="100%" style:font-name="Times New Roman" fo:font-size="36pt" style:font-size-asian="36pt" style:font-name-complex="Times New Roman" style:font-size-complex="36pt"/>
    </style:style>
    <style:style style:name="T111" style:family="text">
      <style:text-properties fo:color="#000099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12" style:family="text">
      <style:text-properties fo:color="#009900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13" style:family="text">
      <style:text-properties fo:color="#009900" loext:opacity="100%" style:font-name="Liberation Sans2" fo:font-size="36pt" style:font-size-asian="36pt" style:font-name-complex="Liberation Sans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אלגוריתמים</text:span><text:span text:style-name="T1"><text:line-break/></text:span><text:span text:style-name="T1">למיקסום רווח</text:span><text:span text:style-name="T1"><text:line-break/></text:span><text:span text:style-name="T1">Revenue-Maximization 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5</text:span><text:span text:style-name="T4"> והלאה</text:span><text:span text:style-name="T4">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7.746cm" svg:height="3.743cm" svg:x="0.254cm" svg:y="-0.111cm" presentation:class="title" presentation:user-transformed="true">
          <draw:text-box>
            <text:p text:style-name="P4"><text:span text:style-name="T3">מיקסום רווח לעומת מיקסום סכום ערכים</text:span></text:p>
          </draw:text-box>
        </draw:frame>
        <draw:frame draw:style-name="gr2" draw:text-style-name="P7" draw:layer="layout" svg:width="27.178cm" svg:height="17.576cm" svg:x="0.508cm" svg:y="3.302cm">
          <draw:text-box>
            <text:p xml:id="id1" text:id="id1" text:style-name="P6"><text:span text:style-name="T5">נניח שאנחנו מוכרים </text:span><text:span text:style-name="T6">חפץ אחד</text:span><text:span text:style-name="T5"> ויש </text:span><text:span text:style-name="T6">קונה אחד</text:span><text:span text:style-name="T5">.</text:span></text:p>
            <text:p text:style-name="P6"><text:span text:style-name="T5"/></text:p>
            <text:p xml:id="id2" text:id="id2" text:style-name="P6"><text:span text:style-name="T7">איזה מכרז ממקסם את סכום הערכים?</text:span></text:p>
            <text:list text:style-name="L1">
              <text:list-item>
                <text:p xml:id="id3" text:id="id3" text:style-name="P6"><text:span text:style-name="T7">זה קל – נותנים לו את החפץ בחינם.</text:span></text:p>
              </text:list-item>
            </text:list>
            <text:p text:style-name="P6"><text:span text:style-name="T7"/></text:p>
            <text:p xml:id="id4" text:id="id4" text:style-name="P6"><text:span text:style-name="T8">איזה מכרז ממקסם את הרווח של המוכרים?</text:span></text:p>
            <text:list text:continue-numbering="true" text:style-name="L1">
              <text:list-item>
                <text:p xml:id="id5" text:id="id5" text:style-name="P6"><text:span text:style-name="T8">זה קשה – תלוי בערך של השחקן!</text:span></text:p>
              </text:list-item>
            </text:list>
            <text:p text:style-name="P6"><text:span text:style-name="T8"/></text:p>
            <text:p xml:id="id6" text:id="id6" text:style-name="P6"><text:span text:style-name="T9">במקום רווח – ננסה למקסם </text:span><text:span text:style-name="T10">תוחלת </text:span><text:span text:style-name="T9">רווח.</text:span></text:p>
            <text:list text:continue-numbering="true" text:style-name="L1">
              <text:list-item>
                <text:p xml:id="id7" text:id="id7" text:style-name="P6"><text:span text:style-name="T9">זה דורש מידע סטטיסטי על ערכים של שחקנים ("סקר שוק"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יקסום רווח – חפץ אחד וקונה אחד</text:span></text:p>
          </draw:text-box>
        </draw:frame>
        <draw:frame draw:style-name="gr2" draw:text-style-name="P9" draw:layer="layout" svg:width="27.238cm" svg:height="17.576cm" svg:x="0.762cm" svg:y="3.048cm">
          <draw:text-box>
            <text:p xml:id="id8" text:id="id8" text:style-name="P6"><text:span text:style-name="T12">דוגמה</text:span><text:span text:style-name="T13">: סקר-שוק הראה שהערך של קונה מתפלג אחיד בין </text:span><text:span text:style-name="T13">10</text:span><text:span text:style-name="T13"> ל-</text:span><text:span text:style-name="T13">30</text:span><text:span text:style-name="T13">. </text:span></text:p>
            <text:p xml:id="id9" text:id="id9" text:style-name="P6"><text:span text:style-name="T13">איזה מכרז משיג תוחלת-רווח גדולה ביותר?</text:span></text:p>
            <text:p text:style-name="P6"><text:span text:style-name="T13"/></text:p>
            <text:list text:style-name="L1">
              <text:list-item>
                <text:p xml:id="id10" text:id="id10" text:style-name="P6"><text:span text:style-name="T14">מכרז ויקרי </text:span><text:span text:style-name="T8">ממקסם סכום ערכים, אבל הרווח שלו הוא </text:span><text:span text:style-name="T8">0</text:span><text:span text:style-name="T8">!</text:span></text:p>
              </text:list-item>
            </text:list>
            <text:p text:style-name="P6"><text:span text:style-name="T13"/></text:p>
            <text:list text:continue-numbering="true" text:style-name="L1">
              <text:list-item>
                <text:p xml:id="id11" text:id="id11" text:style-name="P6"><text:span text:style-name="T15">מכרז מאירסון</text:span><text:span text:style-name="T16"> לא חייב למקסם סכום ערכים,</text:span><text:span text:style-name="T16"><text:line-break/></text:span><text:span text:style-name="T16">ולכן יש סיכוי שייתן לנו תוחלת רווח חיובית.</text:span><text:span text:style-name="T16"><text:line-break/></text:span><text:span text:style-name="T16"/></text:p>
              </text:list-item>
              <text:list-item>
                <text:p xml:id="id12" text:id="id12" text:style-name="P6"><text:span text:style-name="T17">כדי להשתמש בו צריך להגדיר </text:span><text:span text:style-name="T18">כלל בחירה</text:span><text:span text:style-name="T1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3" draw:text-style-name="P9" draw:layer="layout" svg:width="26.67cm" svg:height="20.738cm" svg:x="0.762cm" svg:y="3.048cm">
          <draw:text-box>
            <text:p text:style-name="P6"><text:span text:style-name="T12">דוגמה</text:span><text:span text:style-name="T13">: סקר-שוק הראה שהערך של קונה מתפלג אחיד בין </text:span><text:span text:style-name="T13">10</text:span><text:span text:style-name="T13"> ל-</text:span><text:span text:style-name="T13">30</text:span><text:span text:style-name="T13">. </text:span></text:p>
            <text:p text:style-name="P6"><text:span text:style-name="T13">איזה מכרז משיג תוחלת-רווח גדולה ביותר?</text:span></text:p>
            <text:p text:style-name="P6"><text:span text:style-name="T13"/></text:p>
            <text:list text:style-name="L1">
              <text:list-item>
                <text:p text:style-name="P6"><text:span text:style-name="T19">כללי-בחירה אפשריים כשיש שחקן אחד:</text:span></text:p>
                <text:list>
                  <text:list-item>
                    <text:p text:style-name="P6"><text:span text:style-name="T19">בחר את הקונה אם ורק אם ערכו גדול מ-</text:span><text:span text:style-name="T20">p</text:span><text:span text:style-name="T19">.</text:span></text:p>
                    <text:p text:style-name="P6"><text:span text:style-name="T21"/></text:p>
                  </text:list-item>
                </text:list>
              </text:list-item>
              <text:list-item>
                <text:p text:style-name="P6"><text:span text:style-name="T21">התשלום הוא ערך הסף – </text:span><text:span text:style-name="T22">p</text:span><text:span text:style-name="T21">.</text:span></text:p>
                <text:p text:style-name="P6"><text:span text:style-name="T21"/></text:p>
              </text:list-item>
              <text:list-item>
                <text:p text:style-name="P6"><text:span text:style-name="T23">איזה </text:span><text:span text:style-name="T24">p</text:span><text:span text:style-name="T25"> נותן את תוחלת-הרווח הגדולה ביותר?</text:span></text:p>
              </text:list-item>
            </text:list>
            <text:p text:style-name="P6"><text:span text:style-name="T13"/></text:p>
            <text:p text:style-name="P6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4" draw:text-style-name="P9" draw:layer="layout" svg:width="26.67cm" svg:height="19.151cm" svg:x="0.762cm" svg:y="1.27cm">
          <draw:text-box>
            <text:p text:style-name="P6"><text:span text:style-name="T13"/></text:p>
            <text:list text:style-name="L1">
              <text:list-item>
                <text:p xml:id="id13" text:id="id13" text:style-name="P6"><text:span text:style-name="T26">בכלל-הבחירה "מקסם את סכום הערכים": ערך-הסף=</text:span><text:span text:style-name="T26">0</text:span><text:span text:style-name="T26">, התשלום=</text:span><text:span text:style-name="T26">0</text:span><text:span text:style-name="T26">, תוחלת הרווח=</text:span><text:span text:style-name="T27">0</text:span><text:span text:style-name="T26">.</text:span><text:span text:style-name="T26"><text:line-break/></text:span><text:span text:style-name="T26"/></text:p>
              </text:list-item>
              <text:list-item>
                <text:p xml:id="id14" text:id="id14" text:style-name="P6"><text:span text:style-name="T28">בכלל-הבחירה "בחר את הקונה אם"ם הערך שלו לפחות </text:span><text:span text:style-name="T28">10</text:span><text:span text:style-name="T28">": <text:s text:c="3"/>ערך-הסף=</text:span><text:span text:style-name="T28">10</text:span><text:span text:style-name="T28">, הקונה תמיד נבחר (בהסתברות </text:span><text:span text:style-name="T28">1</text:span><text:span text:style-name="T28">) ותמיד משלם, תוחלת הרווח=</text:span><text:span text:style-name="T29">10</text:span><text:span text:style-name="T28">.</text:span><text:span text:style-name="T28"><text:line-break/></text:span><text:span text:style-name="T28"/></text:p>
              </text:list-item>
              <text:list-item>
                <text:p xml:id="id15" text:id="id15" text:style-name="P6"><text:span text:style-name="T30">בכלל-הבחירה "בחר אם"ם הערך לפחות </text:span><text:span text:style-name="T30">15</text:span><text:span text:style-name="T30">", ערך-הסף=</text:span><text:span text:style-name="T30">15</text:span><text:span text:style-name="T30">, הקונה נבחר בהסתברות </text:span><text:span text:style-name="T30">3/4</text:span><text:span text:style-name="T30">, תוחלת רווח =</text:span><text:span text:style-name="T30">15</text:span><text:span text:style-name="T30">*</text:span><text:span text:style-name="T30">3/4</text:span><text:span text:style-name="T30"> = </text:span><text:span text:style-name="T15">11.25</text:span><text:span text:style-name="T3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5" draw:text-style-name="P9" draw:layer="layout" svg:width="26.67cm" svg:height="17.105cm" svg:x="0.762cm" svg:y="3.048cm">
          <draw:text-box>
            <text:p text:style-name="P6"><text:span text:style-name="T31">בכלל-הבחירה "בחר את הקונה אם"ם הערך שלו לפחות </text:span><text:span text:style-name="T32">p</text:span><text:span text:style-name="T31">", ערך-הסף=</text:span><text:span text:style-name="T32">p</text:span><text:span text:style-name="T31">, הקונה נבחר בהסתברות:</text:span></text:p>
            <text:list text:style-name="L1">
              <text:list-item>
                <text:p text:style-name="P10"><text:span text:style-name="T32">(30-</text:span><text:span text:style-name="T33">p</text:span><text:span text:style-name="T32">)/(30-10)</text:span></text:p>
              </text:list-item>
              <text:list-item>
                <text:p text:style-name="P6"><text:span text:style-name="T30">תוחלת הרווח:</text:span><text:span text:style-name="T30"><text:line-break/></text:span><text:span text:style-name="T30"/></text:p>
              </text:list-item>
            </text:list>
            <text:p text:style-name="P10"><text:span text:style-name="T34">E[Revenue(</text:span><text:span text:style-name="T35">p</text:span><text:span text:style-name="T34">)] <text:s/>= <text:s/></text:span><text:span text:style-name="T35">p</text:span><text:span text:style-name="T34"> * Prob[</text:span><text:span text:style-name="T35">v &gt; p</text:span><text:span text:style-name="T34">]</text:span></text:p>
            <text:p text:style-name="P10"><text:span text:style-name="T34"><text:s text:c="26"/></text:span><text:span text:style-name="T34">= <text:s/></text:span><text:span text:style-name="T35">p</text:span><text:span text:style-name="T34"> * (30-</text:span><text:span text:style-name="T35">p</text:span><text:span text:style-name="T34">)/(30-10)</text:span><text:span text:style-name="T34"><text:line-break/></text:span><text:span text:style-name="T34"/></text:p>
            <text:p text:style-name="P10"><text:span text:style-name="T35">derivative by p </text:span><text:span text:style-name="T34"><text:s/>= <text:s/>(30-2</text:span><text:span text:style-name="T35">p</text:span><text:span text:style-name="T34">)/20 <text:s/>→ <text:s/></text:span><text:span text:style-name="T36">p</text:span><text:span text:style-name="T37">opt</text:span><text:span text:style-name="T38"> </text:span><text:span text:style-name="T39">= 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6" draw:text-style-name="P12" draw:layer="layout" svg:width="26.924cm" svg:height="6.604cm" svg:x="0.762cm" svg:y="2.54cm">
          <draw:text-box>
            <text:p text:style-name="P6"><text:span text:style-name="T40">הכללה</text:span><text:span text:style-name="T41">: נניח שאספנו נתונים סטטיסטיים על ערכי קונים, והגענו למסקנה שהם מתפלגים כ:</text:span></text:p>
            <text:p text:style-name="P11"><text:span text:style-name="T42">Prob[</text:span><text:span text:style-name="T43">v&lt;p</text:span><text:span text:style-name="T42">] = F(</text:span><text:span text:style-name="T43">p</text:span><text:span text:style-name="T42">)</text:span></text:p>
            <text:p text:style-name="P6"><text:span text:style-name="T44">איזה מחיר ממקסם את תוחלת הרווח?</text:span></text:p>
          </draw:text-box>
        </draw:frame>
        <draw:g>
          <svg:title>TexMaths</svg:title>
          <svg:desc>28§latex§E[\operatorname{Revenue}(p)] &amp;= p\cdot \operatorname{Prob}[v &gt; p] = p\cdot [1-F(p)]
\\
'p  = 0 &amp;\iff p - {1 - F(p)\over F'(p)} = 0
§svg§600§FALSE§</svg:desc>
          <draw:polygon draw:style-name="gr7" draw:text-style-name="P13" draw:layer="layout" svg:width="27.295cm" svg:height="3.153cm" svg:x="0.508cm" svg:y="8.972cm" svg:viewBox="0 0 27296 3154" draw:points="13646,3154 0,3154 0,0 27296,0 27296,3154">
            <text:p/>
          </draw:polygon>
          <draw:path draw:style-name="gr8" draw:text-style-name="P14" draw:layer="layout" svg:width="0.768cm" svg:height="0.818cm" svg:x="2.4cm" svg:y="9.054cm" svg:viewBox="0 0 769 819" svg:d="M126 724c0 44 0 58-98 58h-28v37h716l53-310h-32c-32 184-60 273-274 273h-165c-59 0-59-7-59-48v-321h112c119 0 133 38 133 140h32v-321h-32c0 106-14 143-133 143h-112v-290c0-41 0-47 59-47h162c189 0 221 64 242 232h32l-36-270h-698v38h28c98 0 98 13 98 58z">
            <text:p/>
          </draw:path>
          <draw:polygon draw:style-name="gr8" draw:text-style-name="P14" draw:layer="layout" svg:width="0.171cm" svg:height="1.2cm" svg:x="3.34cm" svg:y="8.969cm" svg:viewBox="0 0 172 1201" draw:points="172,1201 172,1154 49,1154 49,48 172,48 172,0 0,0 0,1201">
            <text:p/>
          </draw:polygon>
          <draw:path draw:style-name="gr8" draw:text-style-name="P14" draw:layer="layout" svg:width="0.862cm" svg:height="0.849cm" svg:x="3.579cm" svg:y="9.051cm" svg:viewBox="0 0 863 850" svg:d="M235 396v-311c0-27 0-41 25-44 14-3 49-3 73-3 113 0 253 3 253 180 0 82-31 178-214 178zM495 413c119-27 217-102 217-195 0-116-140-218-322-218h-390v38h28c98 0 98 13 98 58v631c0 44 0 58-98 58h-28v38c46-4 133-4 183-4 45 0 133 0 179 4v-38h-29c-98 0-98-14-98-58v-304h141c21 0 73 0 115 41 50 45 50 82 50 161 0 78 0 129 49 174 49 44 119 51 154 51 98 0 119-99 119-133 0-7 0-21-17-21-14 0-14 10-14 21-7 85-49 106-81 106-60 0-70-62-88-175l-17-95c-21-79-81-116-151-140z">
            <text:p/>
          </draw:path>
          <draw:path draw:style-name="gr8" draw:text-style-name="P14" draw:layer="layout" svg:width="0.48cm" svg:height="0.552cm" svg:x="4.474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8" draw:text-style-name="P14" draw:layer="layout" svg:width="0.606cm" svg:height="0.531cm" svg:x="5.011cm" svg:y="9.351cm" svg:viewBox="0 0 607 532" svg:d="M491 119c14-27 35-81 116-81v-38c-28 3-66 3-95 3-28 0-84-3-105-3v38c46 0 60 27 60 51 0 10-4 17-11 30l-126 308-137-338c-7-14-7-17-7-21 0-30 46-30 70-30v-38c-38 0-109 3-137 3-31 0-80 0-119-3v38c77 0 84 6 98 44l179 430c7 17 11 20 28 20 14 0 21-10 25-20z">
            <text:p/>
          </draw:path>
          <draw:path draw:style-name="gr8" draw:text-style-name="P14" draw:layer="layout" svg:width="0.48cm" svg:height="0.552cm" svg:x="5.636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8" draw:text-style-name="P14" draw:layer="layout" svg:width="0.624cm" svg:height="0.531cm" svg:x="6.187cm" svg:y="9.338cm" svg:viewBox="0 0 625 532" svg:d="M98 119v321c0 55-14 55-98 55v37c42 0 105-3 140-3 32 0 95 3 141 3v-37c-84 0-98 0-98-55v-222c0-122 87-191 168-191 77 0 91 65 91 133v280c0 55-14 55-98 55v37c46 0 109-3 140-3 32 0 99 3 141 3v-37c-67 0-95 0-99-34v-232c0-103 0-140-38-185-18-20-56-44-130-44-91 0-147 51-183 126v-126l-175 14v37c88 0 98 7 98 68z">
            <text:p/>
          </draw:path>
          <draw:path draw:style-name="gr8" draw:text-style-name="P14" draw:layer="layout" svg:width="0.624cm" svg:height="0.545cm" svg:x="6.836cm" svg:y="9.338cm" svg:viewBox="0 0 625 546" svg:d="M446 437v109l179-14v-37c-88 0-99-7-99-65v-430l-182 14v37c88 0 98 7 98 68v215c0 103-59 185-151 185-105 0-108-55-108-120v-399l-183 14v37c98 0 98 4 98 109v181c0 96 0 205 186 205 70 0 127-34 162-109z">
            <text:p/>
          </draw:path>
          <draw:path draw:style-name="gr8" draw:text-style-name="P14" draw:layer="layout" svg:width="0.48cm" svg:height="0.552cm" svg:x="7.514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8" draw:text-style-name="P14" draw:layer="layout" svg:width="0.29cm" svg:height="1.2cm" svg:x="8.163cm" svg:y="8.969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8" draw:text-style-name="P14" draw:layer="layout" svg:width="0.645cm" svg:height="0.767cm" svg:x="8.479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29cm" svg:height="1.2cm" svg:x="9.209cm" svg:y="8.969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8" draw:text-style-name="P14" draw:layer="layout" svg:width="0.171cm" svg:height="1.2cm" svg:x="9.644cm" svg:y="8.969cm" svg:viewBox="0 0 172 1201" draw:points="172,0 0,0 0,48 123,48 123,1154 0,1154 0,1201 172,1201">
            <text:p/>
          </draw:polygon>
          <draw:path draw:style-name="gr8" draw:text-style-name="P14" draw:layer="layout" svg:width="0.824cm" svg:height="0.282cm" svg:x="10.371cm" svg:y="9.43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645cm" svg:height="0.767cm" svg:x="11.56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132cm" svg:height="0.129cm" svg:x="12.596cm" svg:y="9.505cm" svg:viewBox="0 0 133 130" svg:d="M133 65c0-34-28-65-66-65-35 0-67 31-67 65 0 37 32 65 67 65 38 0 66-28 66-65z">
            <text:p/>
          </draw:path>
          <draw:path draw:style-name="gr8" draw:text-style-name="P14" draw:layer="layout" svg:width="0.729cm" svg:height="0.822cm" svg:x="13.15cm" svg:y="9.051cm" svg:viewBox="0 0 730 823" svg:d="M239 444h207c151 0 284-99 284-219 0-119-123-225-291-225h-439v38h28c98 0 98 13 98 58v634c0 41 0 55-98 55h-28v38c42-4 133-4 183-4 45 0 140 0 182 4v-38h-28c-95 0-98-14-98-55zM235 410v-325c0-41 0-47 60-47h109c200 0 200 126 200 187 0 55 0 185-200 185z">
            <text:p/>
          </draw:path>
          <draw:path draw:style-name="gr8" draw:text-style-name="P14" draw:layer="layout" svg:width="0.417cm" svg:height="0.531cm" svg:x="13.979cm" svg:y="9.338cm" svg:viewBox="0 0 418 532" svg:d="M172 133v-133l-172 14v37c88 0 98 7 98 68v321c0 55-14 55-98 55v37c49 0 105-3 140-3 53 0 109 0 158 3v-37h-24c-91 0-95-14-95-55v-187c0-120 53-226 147-226 7 0 11 0 14 0-3 0-28 17-28 48 0 34 25 51 53 51 21 0 53-13 53-51 0-41-39-75-92-75-91 0-136 82-154 133z">
            <text:p/>
          </draw:path>
          <draw:path draw:style-name="gr8" draw:text-style-name="P14" draw:layer="layout" svg:width="0.55cm" svg:height="0.552cm" svg:x="14.46cm" svg:y="9.331cm" svg:viewBox="0 0 551 553" svg:d="M551 283c0-157-126-283-274-283-158 0-277 133-277 283 0 154 130 270 274 270 151 0 277-116 277-270zM277 522c-56 0-109-24-144-78-31-55-31-127-31-171 0-48 0-113 31-167 32-55 92-79 141-79 56 0 109 28 140 79 32 51 32 119 32 167 0 44 0 109-25 160-28 55-84 89-144 89z">
            <text:p/>
          </draw:path>
          <draw:path draw:style-name="gr8" draw:text-style-name="P14" draw:layer="layout" svg:width="0.61cm" svg:height="0.849cm" svg:x="15.074cm" svg:y="9.037cm" svg:viewBox="0 0 611 850" svg:d="M179 382v-382l-179 14v37c88 0 98 7 98 68v717h28c4 0 14-17 46-75 18 27 70 89 161 89 151 0 278-120 278-273 0-154-120-273-264-273-94 0-147 58-168 78zM183 700v-249c0-24 0-24 14-45 49-65 115-75 147-75 53 0 98 31 130 75 31 51 35 120 35 167 0 45-4 120-39 171-24 38-73 79-140 79-56 0-102-28-130-76-17-23-17-27-17-47z">
            <text:p/>
          </draw:path>
          <draw:polygon draw:style-name="gr8" draw:text-style-name="P14" draw:layer="layout" svg:width="0.171cm" svg:height="1.2cm" svg:x="15.878cm" svg:y="8.969cm" svg:viewBox="0 0 172 1201" draw:points="172,1201 172,1154 49,1154 49,48 172,48 172,0 0,0 0,1201">
            <text:p/>
          </draw:polygon>
          <draw:path draw:style-name="gr8" draw:text-style-name="P14" draw:layer="layout" svg:width="0.543cm" svg:height="0.545cm" svg:x="16.109cm" svg:y="9.338cm" svg:viewBox="0 0 544 546" svg:d="M544 85c0-65-32-85-53-85-31 0-63 31-63 58 0 17 7 24 21 38 25 23 42 54 42 99 0 47-73 324-221 324-63 0-91-41-91-103 0-68 35-157 70-256 11-20 18-37 18-61 0-55-42-99-102-99-119 0-165 174-165 184 0 14 14 14 14 14 14 0 14-3 21-21 35-122 88-150 126-150 7 0 32 0 32 38 0 31-14 61-25 85-52 140-70 195-70 246 0 133 109 150 169 150 207 0 277-399 277-461z">
            <text:p/>
          </draw:path>
          <draw:path draw:style-name="gr8" draw:text-style-name="P14" draw:layer="layout" svg:width="0.757cm" svg:height="0.699cm" svg:x="17.159cm" svg:y="9.222cm" svg:viewBox="0 0 758 700" svg:d="M734 375c14-6 24-10 24-27 0-14-10-20-24-24l-688-317c-14-7-18-7-21-7-14 0-25 10-25 24 0 10 7 17 25 27l649 297-649 300c-18 7-25 18-25 28 0 13 11 24 25 24 3 0 7 0 21-11z">
            <text:p/>
          </draw:path>
          <draw:path draw:style-name="gr8" draw:text-style-name="P14" draw:layer="layout" svg:width="0.645cm" svg:height="0.767cm" svg:x="18.313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olygon draw:style-name="gr8" draw:text-style-name="P14" draw:layer="layout" svg:width="0.171cm" svg:height="1.2cm" svg:x="18.998cm" svg:y="8.969cm" svg:viewBox="0 0 172 1201" draw:points="172,0 0,0 0,48 123,48 123,1154 0,1154 0,1201 172,1201">
            <text:p/>
          </draw:polygon>
          <draw:path draw:style-name="gr8" draw:text-style-name="P14" draw:layer="layout" svg:width="0.824cm" svg:height="0.282cm" svg:x="19.724cm" svg:y="9.43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645cm" svg:height="0.767cm" svg:x="20.914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132cm" svg:height="0.129cm" svg:x="21.953cm" svg:y="9.505cm" svg:viewBox="0 0 133 130" svg:d="M133 65c0-34-28-65-66-65-35 0-67 31-67 65 0 37 32 65 67 65 38 0 66-28 66-65z">
            <text:p/>
          </draw:path>
          <draw:polygon draw:style-name="gr8" draw:text-style-name="P14" draw:layer="layout" svg:width="0.171cm" svg:height="1.2cm" svg:x="22.609cm" svg:y="8.969cm" svg:viewBox="0 0 172 1201" draw:points="172,1201 172,1154 49,1154 49,48 172,48 172,0 0,0 0,1201">
            <text:p/>
          </draw:polygon>
          <draw:path draw:style-name="gr8" draw:text-style-name="P14" draw:layer="layout" svg:width="0.41cm" svg:height="0.801cm" svg:x="22.915cm" svg:y="9.071cm" svg:viewBox="0 0 411 802" svg:d="M256 31c0-28 0-31-28-31-77 78-189 78-228 78v38c25 0 98 0 161-34v624c0 45-3 59-115 59h-39v37c46-3 151-3 204-3 49 0 158 0 200 3v-37h-39c-112 0-116-14-116-59z">
            <text:p/>
          </draw:path>
          <draw:path draw:style-name="gr8" draw:text-style-name="P14" draw:layer="layout" svg:width="0.757cm" svg:height="0.05cm" svg:x="23.796cm" svg:y="9.546cm" svg:viewBox="0 0 758 51" svg:d="M712 51c22 0 46 0 46-24 0-27-24-27-46-27h-670c-21 0-42 0-42 27 0 24 21 24 42 24z">
            <text:p/>
          </draw:path>
          <draw:path draw:style-name="gr8" draw:text-style-name="P14" draw:layer="layout" svg:width="0.881cm" svg:height="0.818cm" svg:x="24.968cm" svg:y="9.054cm" svg:viewBox="0 0 882 819" svg:d="M330 427h119c92 0 102 20 102 54 0 10 0 24-7 58-3 7-3 14-3 14 0 10 7 17 14 17 10 0 10-3 17-27l67-260c7-13 7-17 7-20 0-4-4-14-18-14-10 0-14 7-17 24-25 96-56 116-162 116h-112l81-304c10-44 10-47 66-47h165c151 0 179 40 179 133 0 27 0 30-3 64-4 14-4 18-4 21 0 7 4 14 18 14 10 0 14-7 17-28l25-208c3-34-4-34-35-34h-607c-25 0-35 0-35 24 0 14 10 14 31 14 46 0 81 0 81 20 0 7 0 7-4 31l-165 635c-14 47-14 58-112 58-21 0-35 0-35 23 0 14 14 14 18 14 38 0 129-3 165-3 42 0 143 3 182 3 14 0 28 0 28-24 0-10-7-10-7-13-3 0-7 0-35 0s-35 0-63-4c-39-3-42-7-42-24 0 0 0-10 7-27z">
            <text:p/>
          </draw:path>
          <draw:path draw:style-name="gr8" draw:text-style-name="P14" draw:layer="layout" svg:width="0.29cm" svg:height="1.2cm" svg:x="26.007cm" svg:y="8.969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8" draw:text-style-name="P14" draw:layer="layout" svg:width="0.645cm" svg:height="0.767cm" svg:x="26.323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29cm" svg:height="1.2cm" svg:x="27.049cm" svg:y="8.969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8" draw:text-style-name="P14" draw:layer="layout" svg:width="0.171cm" svg:height="1.2cm" svg:x="27.485cm" svg:y="8.969cm" svg:viewBox="0 0 172 1201" draw:points="172,0 0,0 0,48 123,48 123,1154 0,1154 0,1201 172,1201">
            <text:p/>
          </draw:polygon>
          <draw:path draw:style-name="gr8" draw:text-style-name="P14" draw:layer="layout" svg:width="0.22cm" svg:height="0.436cm" svg:x="0.55cm" svg:y="10.597cm" svg:viewBox="0 0 221 437" svg:d="M211 75c7-17 10-24 10-27 0-28-24-48-53-48-35 0-45 27-49 41l-115 365c0 4-4 14-4 14 0 10 28 17 35 17 4 0 7 0 11-14z">
            <text:p/>
          </draw:path>
          <draw:path draw:style-name="gr8" draw:text-style-name="P14" draw:layer="layout" svg:width="0.645cm" svg:height="0.767cm" svg:x="0.813cm" svg:y="10.969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824cm" svg:height="0.282cm" svg:x="1.884cm" svg:y="11.061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522cm" svg:height="0.828cm" svg:x="3.161cm" svg:y="10.703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  <draw:path draw:style-name="gr8" draw:text-style-name="P14" draw:layer="layout" svg:width="1.098cm" svg:height="0.661cm" svg:x="4.481cm" svg:y="10.87cm" svg:viewBox="0 0 1099 662" svg:d="M1056 471c22 0 43 0 43-24s-21-24-46-24h-783c-52-41-116-75-158-92 46-20 106-51 158-92h783c25 0 46 0 46-24s-21-24-43-24h-733c60-54 126-164 126-177 0-14-17-14-24-14-11 0-18 0-25 10-24 45-60 109-140 178-85 75-169 109-232 126-21 7-24 7-24 10-4 0-4 4-4 7s0 7 0 7l4 3c3 0 3 4 28 11 168 47 291 157 361 286 14 24 14 24 32 24 7 0 24 0 24-14 0-13-63-119-126-177z">
            <text:p/>
          </draw:path>
          <draw:path draw:style-name="gr8" draw:text-style-name="P14" draw:layer="layout" svg:width="1.098cm" svg:height="0.661cm" svg:x="5.506cm" svg:y="10.87cm" svg:viewBox="0 0 1099 662" svg:d="M832 239c49 44 112 75 154 92-45 21-105 51-154 92h-786c-21 0-46 0-46 24s21 24 42 24h734c-60 58-127 164-127 177 0 14 18 14 25 14 10 0 17 0 24-10 25-44 60-109 141-178 84-75 168-105 232-126 21-7 24-7 24-10 4 0 4-4 4-7s0-3 0-7l-4-3c-3 0-3 0-28-10-168-48-291-157-362-287-14-24-14-24-31-24-7 0-25 0-25 14 0 13 63 119 127 177h-734c-21 0-42 0-42 24s25 24 46 24z">
            <text:p/>
          </draw:path>
          <draw:path draw:style-name="gr8" draw:text-style-name="P14" draw:layer="layout" svg:width="0.645cm" svg:height="0.767cm" svg:x="7.31cm" svg:y="10.969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757cm" svg:height="0.05cm" svg:x="8.345cm" svg:y="11.177cm" svg:viewBox="0 0 758 51" svg:d="M712 51c22 0 46 0 46-24 0-27-24-27-46-27h-670c-21 0-42 0-42 27 0 24 21 24 42 24z">
            <text:p/>
          </draw:path>
          <draw:path draw:style-name="gr8" draw:text-style-name="P14" draw:layer="layout" svg:width="0.318cm" svg:height="0.559cm" svg:x="9.714cm" svg:y="10.361cm" svg:viewBox="0 0 319 560" svg:d="M197 24c0-24 0-24-25-24-56 55-137 55-172 55v30c21 0 77 0 126-24v430c0 28 0 38-87 38h-32v31c14 0 123-4 154-4 29 0 137 4 158 4v-31h-35c-87 0-87-10-87-38z">
            <text:p/>
          </draw:path>
          <draw:path draw:style-name="gr8" draw:text-style-name="P14" draw:layer="layout" svg:width="0.585cm" svg:height="0.043cm" svg:x="10.206cm" svg:y="10.686cm" svg:viewBox="0 0 586 44" svg:d="M551 44c14 0 35 0 35-20 0-24-17-24-35-24h-516c-14 0-35 0-35 20 0 24 21 24 35 24z">
            <text:p/>
          </draw:path>
          <draw:path draw:style-name="gr8" draw:text-style-name="P14" draw:layer="layout" svg:width="0.656cm" svg:height="0.572cm" svg:x="10.939cm" svg:y="10.348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8" draw:text-style-name="P14" draw:layer="layout" svg:width="0.227cm" svg:height="0.842cm" svg:x="11.736cm" svg:y="10.29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8" draw:text-style-name="P14" draw:layer="layout" svg:width="0.483cm" svg:height="0.535cm" svg:x="12.02cm" svg:y="10.549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8" draw:text-style-name="P14" draw:layer="layout" svg:width="0.227cm" svg:height="0.842cm" svg:x="12.589cm" svg:y="10.29cm" svg:viewBox="0 0 228 843" svg:d="M18 0c-7 0-18 0-18 10 0 4 4 7 7 14 77 65 161 181 161 396 0 177-59 310-150 392-18 14-18 17-18 21 0 3 4 10 11 10 10 0 94-58 154-160 35-72 63-164 63-260 0-119-38-304-210-423z">
            <text:p/>
          </draw:path>
          <draw:polygon draw:style-name="gr8" draw:text-style-name="P14" draw:layer="layout" svg:width="3.302cm" svg:height="0.05cm" svg:x="9.623cm" svg:y="11.177cm" svg:viewBox="0 0 3303 51" draw:points="1653,51 0,51 0,0 3303,0 3303,51">
            <text:p/>
          </draw:polygon>
          <draw:path draw:style-name="gr8" draw:text-style-name="P14" draw:layer="layout" svg:width="0.656cm" svg:height="0.572cm" svg:x="10.146cm" svg:y="11.344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8" draw:text-style-name="P14" draw:layer="layout" svg:width="0.174cm" svg:height="0.316cm" svg:x="10.901cm" svg:y="11.338cm" svg:viewBox="0 0 175 317" svg:d="M168 58c0 0 7-14 7-24 0-20-21-34-38-34-28 0-35 20-39 27l-94 263c-4 7-4 10-4 10 0 11 28 17 28 17 4 0 7-3 11-10z">
            <text:p/>
          </draw:path>
          <draw:path draw:style-name="gr8" draw:text-style-name="P14" draw:layer="layout" svg:width="0.227cm" svg:height="0.842cm" svg:x="11.276cm" svg:y="11.283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8" draw:text-style-name="P14" draw:layer="layout" svg:width="0.483cm" svg:height="0.535cm" svg:x="11.56cm" svg:y="11.542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8" draw:text-style-name="P14" draw:layer="layout" svg:width="0.227cm" svg:height="0.842cm" svg:x="12.129cm" svg:y="11.283cm" svg:viewBox="0 0 228 843" svg:d="M18 0c-7 0-18 0-18 10 0 4 4 7 7 14 77 65 161 181 161 396 0 177-59 310-154 392-14 14-14 17-14 21 0 3 4 10 11 10 10 0 94-58 150-160 39-72 67-164 67-260 0-119-38-304-210-423z">
            <text:p/>
          </draw:path>
          <draw:path draw:style-name="gr8" draw:text-style-name="P14" draw:layer="layout" svg:width="0.824cm" svg:height="0.282cm" svg:x="13.48cm" svg:y="11.061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522cm" svg:height="0.828cm" svg:x="14.758cm" svg:y="10.703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</draw:g>
        <draw:frame draw:style-name="gr9" draw:text-style-name="P15" draw:layer="layout" svg:width="25.146cm" svg:height="1.826cm" svg:x="2.794cm" svg:y="12.446cm">
          <draw:text-box>
            <text:p text:style-name="P6"><text:span text:style-name="T45">נגדיר את </text:span><text:span text:style-name="T46">פונקציית הערך הוירטואלי</text:span><text:span text:style-name="T47">:</text:span></text:p>
          </draw:text-box>
        </draw:frame>
        <draw:g>
          <svg:title>TexMaths</svg:title>
          <svg:desc>28§display§r(v)  :=  v - {1 - F(v) \over F'(v) }§svg§600§FALSE§</svg:desc>
          <draw:polygon draw:style-name="gr7" draw:text-style-name="P13" draw:layer="layout" svg:width="8.897cm" svg:height="2.323cm" svg:x="8.128cm" svg:y="14.186cm" svg:viewBox="0 0 8898 2324" draw:points="4449,2324 0,2324 0,0 8898,0 8898,2324">
            <text:p/>
          </draw:polygon>
          <draw:path draw:style-name="gr8" draw:text-style-name="P14" draw:layer="layout" svg:width="0.402cm" svg:height="0.447cm" svg:x="8.156cm" svg:y="15.15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231cm" svg:height="0.985cm" svg:x="8.696cm" svg:y="14.8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9.007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9.545cm" svg:y="14.8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0.228cm" svg:y="15.163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0.471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1.479cm" svg:y="15.15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2.263cm" svg:y="15.32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3.369cm" svg:y="14.26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4.072cm" svg:y="14.656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5.007cm" svg:y="14.253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231cm" svg:height="0.985cm" svg:x="15.836cm" svg:y="14.18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147cm" svg:y="14.485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6.684cm" svg:y="14.18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3.742cm" svg:height="0.041cm" svg:x="13.28cm" svg:y="15.32cm" svg:viewBox="0 0 3743 42" draw:points="1873,42 0,42 0,0 3743,0 3743,42">
            <text:p/>
          </draw:polygon>
          <draw:path draw:style-name="gr8" draw:text-style-name="P14" draw:layer="layout" svg:width="0.703cm" svg:height="0.671cm" svg:x="14.027cm" svg:y="15.59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175cm" svg:height="0.357cm" svg:x="14.789cm" svg:y="15.592cm" svg:viewBox="0 0 176 358" svg:d="M171 62c3-14 5-20 5-23 0-22-19-39-42-39-28 0-36 22-39 34l-92 299c0 3-3 11-3 11 0 9 22 14 28 14s6 0 8-11z">
            <text:p/>
          </draw:path>
          <draw:path draw:style-name="gr8" draw:text-style-name="P14" draw:layer="layout" svg:width="0.231cm" svg:height="0.985cm" svg:x="15.13cm" svg:y="15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5.444cm" svg:y="15.827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5.982cm" svg:y="15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0" draw:text-style-name="P16" draw:layer="layout" svg:width="27.94cm" svg:height="4.032cm" svg:x="0.254cm" svg:y="16.645cm">
          <draw:text-box>
            <text:p text:style-name="P6"><text:span text:style-name="T47">המכרז האופטימלי הוא: </text:span><text:span text:style-name="T46">מכור אם”ם <text:s text:c="2"/></text:span><text:span text:style-name="T48">r</text:span><text:span text:style-name="T49">(</text:span><text:span text:style-name="T48">v</text:span><text:span text:style-name="T49">)&gt;0</text:span><text:span text:style-name="T47">.</text:span></text:p>
            <text:p text:style-name="P6"><text:span text:style-name="T50"><text:line-break/></text:span><text:span text:style-name="T50">ראו: </text:span><text:span text:style-name="T50">code/virtual_valuations_uniform.gg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874cm" svg:x="0cm" svg:y="-0.066cm" presentation:class="title" presentation:user-transformed="true">
          <draw:text-box>
            <text:p text:style-name="P4"><text:span text:style-name="T11">מיקסום רווח בשיטת מאירסון - כללי</text:span></text:p>
          </draw:text-box>
        </draw:frame>
        <draw:frame draw:style-name="gr11" draw:text-style-name="P16" draw:layer="layout" svg:width="27.432cm" svg:height="17.297cm" svg:x="0.295cm" svg:y="3.564cm">
          <draw:text-box>
            <text:p xml:id="id16" text:id="id16" text:style-name="P6"><text:span text:style-name="T51">נתון</text:span><text:span text:style-name="T52">: שוק</text:span><text:span text:style-name="T53"> חד-פרמטרי</text:span><text:span text:style-name="T52">:</text:span></text:p>
            <text:list text:style-name="L1">
              <text:list-item>
                <text:p xml:id="id17" text:id="id17" text:style-name="P6"><text:span text:style-name="T52">לכל משתתף יש </text:span><text:span text:style-name="T54">ערך כספי </text:span><text:span text:style-name="T51">יחיד </text:span><text:span text:style-name="T54">ל”היבחרות”.</text:span></text:p>
              </text:list-item>
              <text:list-item>
                <text:p xml:id="id18" text:id="id18" text:style-name="P6"><text:span text:style-name="T54">הערך של משתתף</text:span><text:span text:style-name="T55"> </text:span><text:span text:style-name="T56">j</text:span><text:span text:style-name="T56"> </text:span><text:span text:style-name="T54">לקוח מהתפלגות </text:span><text:span text:style-name="T57">F</text:span><text:span text:style-name="T58">j</text:span><text:span text:style-name="T59">.</text:span></text:p>
                <text:list>
                  <text:list-item>
                    <text:p xml:id="id19" text:id="id19" text:style-name="P6"><text:span text:style-name="T60">(למה התפלגות שונה לכל משתתף? למשל מאפיינים דמוגרפיים).</text:span></text:p>
                  </text:list-item>
                </text:list>
              </text:list-item>
            </text:list>
            <text:p xml:id="id20" text:id="id20" text:style-name="P6"><text:span text:style-name="T51">דרושים</text:span><text:span text:style-name="T54">: </text:span></text:p>
            <text:list text:continue-numbering="true" text:style-name="L1">
              <text:list-item>
                <text:p xml:id="id21" text:id="id21" text:style-name="P6"><text:span text:style-name="T54">כלל-בחירה לבחירת תת-קבוצה של משתתפים.</text:span></text:p>
              </text:list-item>
              <text:list-item>
                <text:p xml:id="id22" text:id="id22" text:style-name="P6"><text:span text:style-name="T54">כלל-תשלומים שאיתו כלל-הבחירה מגלה-אמת.</text:span></text:p>
              </text:list-item>
            </text:list>
            <text:p text:style-name="P6"><text:span text:style-name="T54"/></text:p>
            <text:p xml:id="id23" text:id="id23" text:style-name="P6"><text:span text:style-name="T61">כזכור, לפי משפט מאירסון, ברגע שיש </text:span><text:span text:style-name="T62">כלל-בחירה</text:span><text:span text:style-name="T61"> – יש </text:span><text:span text:style-name="T62">כלל-תשלומים</text:span><text:span text:style-name="T61"> יחיד שאיתו הכלל מגלה-אמת.</text:span></text:p>
            <text:p xml:id="id24" text:id="id24" text:style-name="P6"><text:span text:style-name="T63">נחפש כלל-בחירה שממקסם את תוחלת הרוו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874cm" svg:x="0cm" svg:y="-0.066cm" presentation:class="title" presentation:user-transformed="true">
          <draw:text-box>
            <text:p text:style-name="P4"><text:span text:style-name="T11">מיקסום רווח בשיטת מאירסון - כללי</text:span></text:p>
          </draw:text-box>
        </draw:frame>
        <draw:g>
          <svg:title>TexMaths</svg:title>
          <svg:desc>28§latex§\begin{eqnarray*}
E[\operatorname{Revenue}(v_1,\ldots,v_n)] &amp; = E[\sum_{j=1}^n p_j(v_1,\ldots,v_n)]
\end{eqnarray*}
§svg§600§FALSE§</svg:desc>
          <draw:polygon draw:style-name="gr7" draw:text-style-name="P13" draw:layer="layout" svg:width="25.566cm" svg:height="1.252cm" svg:x="1.676cm" svg:y="6.105cm" svg:viewBox="0 0 25567 1253" draw:points="12785,1253 0,1253 0,0 25567,0 25567,1253">
            <text:p/>
          </draw:polygon>
          <draw:path draw:style-name="gr8" draw:text-style-name="P14" draw:layer="layout" svg:width="0.85cm" svg:height="0.689cm" svg:x="1.719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8" draw:text-style-name="P14" draw:layer="layout" svg:width="0.162cm" svg:height="1.01cm" svg:x="2.739cm" svg:y="6.159cm" svg:viewBox="0 0 163 1011" draw:points="163,1011 163,971 47,971 47,40 163,40 163,0 0,0 0,1011">
            <text:p/>
          </draw:polygon>
          <draw:path draw:style-name="gr8" draw:text-style-name="P14" draw:layer="layout" svg:width="0.816cm" svg:height="0.714cm" svg:x="2.965cm" svg:y="6.225cm" svg:viewBox="0 0 817 715" svg:d="M223 333v-261c0-23 0-35 23-38 13-2 46-2 70-2 106 0 239 2 239 152 0 69-30 149-203 149zM468 348c113-23 206-87 206-164 0-98-133-184-305-184h-369v32h27c93 0 93 11 93 48v532c0 37 0 49-93 49h-27v31c43-2 126-2 173-2 43 0 126 0 169 2v-31h-26c-93 0-93-12-93-49v-256h132c20 0 70 0 110 35 43 37 43 69 43 135s0 109 50 146c47 38 113 43 146 43 93 0 113-83 113-112 0-5 0-17-16-17-10 0-10 9-14 17-6 72-46 89-76 89-57 0-67-51-83-146l-17-81c-20-66-76-97-143-117z">
            <text:p/>
          </draw:path>
          <draw:path draw:style-name="gr8" draw:text-style-name="P14" draw:layer="layout" svg:width="0.454cm" svg:height="0.464cm" svg:x="3.815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8" draw:text-style-name="P14" draw:layer="layout" svg:width="0.574cm" svg:height="0.447cm" svg:x="4.32cm" svg:y="6.481cm" svg:viewBox="0 0 575 448" svg:d="M465 101c13-23 33-69 110-69v-32c-27 3-63 3-90 3s-80-3-100-3v32c43 0 57 23 57 43 0 8-4 14-10 26l-120 258-129-284c-7-12-7-15-7-18 0-25 43-25 66-25v-32c-36 0-102 3-129 3-30 0-76 0-113-3v32c73 0 80 5 93 37l169 362c7 14 10 17 27 17 13 0 20-8 23-17z">
            <text:p/>
          </draw:path>
          <draw:path draw:style-name="gr8" draw:text-style-name="P14" draw:layer="layout" svg:width="0.454cm" svg:height="0.464cm" svg:x="4.911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8" draw:text-style-name="P14" draw:layer="layout" svg:width="0.59cm" svg:height="0.447cm" svg:x="5.433cm" svg:y="6.47cm" svg:viewBox="0 0 591 448" svg:d="M93 101v270c0 46-13 46-93 46v31c40 0 100-3 133-3 30 0 93 3 133 3v-31c-80 0-93 0-93-46v-187c0-104 83-161 159-161 73 0 87 55 87 112v236c0 46-14 46-93 46v31c43 0 102-3 132-3s93 3 133 3v-31c-63 0-89 0-93-29v-195c0-87 0-118-36-156-17-17-53-37-123-37-87 0-140 43-173 106v-106l-166 11v32c83 0 93 6 93 58z">
            <text:p/>
          </draw:path>
          <draw:path draw:style-name="gr8" draw:text-style-name="P14" draw:layer="layout" svg:width="0.59cm" svg:height="0.459cm" svg:x="6.047cm" svg:y="6.47cm" svg:viewBox="0 0 591 460" svg:d="M422 368v92l169-12v-31c-83 0-93-6-93-55v-362l-172 11v32c83 0 93 6 93 58v181c0 86-57 155-143 155-100 0-103-46-103-101v-336l-173 11v32c93 0 93 3 93 92v152c0 81 0 173 176 173 66 0 120-29 153-92z">
            <text:p/>
          </draw:path>
          <draw:path draw:style-name="gr8" draw:text-style-name="P14" draw:layer="layout" svg:width="0.454cm" svg:height="0.464cm" svg:x="6.688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8" draw:text-style-name="P14" draw:layer="layout" svg:width="0.275cm" svg:height="1.01cm" svg:x="7.306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8" draw:text-style-name="P14" draw:layer="layout" svg:width="0.514cm" svg:height="0.459cm" svg:x="7.67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301cm" svg:height="0.47cm" svg:x="8.296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8" draw:text-style-name="P14" draw:layer="layout" svg:width="0.139cm" svg:height="0.304cm" svg:x="8.831cm" svg:y="6.809cm" svg:viewBox="0 0 140 305" svg:d="M140 106c0-66-30-106-77-106-40 0-63 26-63 55 0 25 23 54 63 54 13 0 30-6 43-14 4-3 4-3 4-3 3 0 3 0 3 14 0 78-40 138-80 173-13 8-13 11-13 14 0 9 7 12 10 12 13 0 110-78 110-199z">
            <text:p/>
          </draw:path>
          <draw:path draw:style-name="gr8" draw:text-style-name="P14" draw:layer="layout" svg:width="0.125cm" svg:height="0.108cm" svg:x="9.346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9.864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10.382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39cm" svg:height="0.304cm" svg:x="10.904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8" draw:text-style-name="P14" draw:layer="layout" svg:width="0.514cm" svg:height="0.459cm" svg:x="11.35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501cm" svg:height="0.321cm" svg:x="11.923cm" svg:y="6.754cm" svg:viewBox="0 0 502 322" svg:d="M63 270c-3 9-10 26-10 29 0 14 17 23 30 23s27-9 30-17c3-6 10-29 17-44 3-14 13-46 16-63 7-17 10-31 13-49 10-28 14-34 37-63s60-66 123-66c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8" draw:text-style-name="P14" draw:layer="layout" svg:width="0.275cm" svg:height="1.01cm" svg:x="12.588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8" draw:text-style-name="P14" draw:layer="layout" svg:width="0.162cm" svg:height="1.01cm" svg:x="13cm" svg:y="6.159cm" svg:viewBox="0 0 163 1011" draw:points="163,0 0,0 0,40 116,40 116,971 0,971 0,1011 163,1011">
            <text:p/>
          </draw:polygon>
          <draw:path draw:style-name="gr8" draw:text-style-name="P14" draw:layer="layout" svg:width="0.78cm" svg:height="0.237cm" svg:x="14.544cm" svg:y="6.544cm" svg:viewBox="0 0 781 238" svg:d="M741 40c16 0 40 0 40-20s-24-20-40-20h-701c-17 0-40 0-40 20s23 20 40 20zM741 238c16 0 40 0 40-20s-24-20-40-20h-701c-17 0-40 0-40 20s23 20 40 20z">
            <text:p/>
          </draw:path>
          <draw:path draw:style-name="gr8" draw:text-style-name="P14" draw:layer="layout" svg:width="0.85cm" svg:height="0.689cm" svg:x="15.753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8" draw:text-style-name="P14" draw:layer="layout" svg:width="0.162cm" svg:height="1.01cm" svg:x="16.77cm" svg:y="6.159cm" svg:viewBox="0 0 163 1011" draw:points="163,1011 163,971 47,971 47,40 163,40 163,0 0,0 0,1011">
            <text:p/>
          </draw:polygon>
          <draw:path draw:style-name="gr8" draw:text-style-name="P14" draw:layer="layout" svg:width="1.102cm" svg:height="1.01cm" svg:x="17.022cm" svg:y="6.159cm" svg:viewBox="0 0 1103 1011" svg:d="M428 540l-415 446c-10 8-13 11-13 17 0 8 13 8 33 8h970l100-250h-27c-30 75-109 138-209 167-17 6-100 29-272 29h-495l405-434c7-9 10-12 10-17 0-3 0-6-7-15l-382-451h465c133 0 402 9 485 196h27l-100-236h-970c-33 0-33 0-33 32z">
            <text:p/>
          </draw:path>
          <draw:path draw:style-name="gr8" draw:text-style-name="P14" draw:layer="layout" svg:width="0.501cm" svg:height="0.321cm" svg:x="18.228cm" svg:y="6.096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8" draw:text-style-name="P14" draw:layer="layout" svg:width="0.361cm" svg:height="0.614cm" svg:x="18.188cm" svg:y="6.751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09-83 23 0 30 12 30 35 0 8-3 17-3 20z">
            <text:p/>
          </draw:path>
          <draw:path draw:style-name="gr8" draw:text-style-name="P14" draw:layer="layout" svg:width="0.604cm" svg:height="0.192cm" svg:x="18.68cm" svg:y="6.946cm" svg:viewBox="0 0 605 193" svg:d="M575 34c10 0 30 0 30-17s-20-17-30-17h-545c-10 0-30 0-30 17s20 17 30 17zM575 193c10 0 30 0 30-18 0-17-20-17-30-17h-545c-10 0-30 0-30 17 0 18 20 18 30 18z">
            <text:p/>
          </draw:path>
          <draw:path draw:style-name="gr8" draw:text-style-name="P14" draw:layer="layout" svg:width="0.301cm" svg:height="0.47cm" svg:x="19.424cm" svg:y="6.748cm" svg:viewBox="0 0 302 471" svg:d="M186 20c0-20 0-20-23-20-53 46-130 46-163 46v26c20 0 73 0 120-20v362c0 23 0 31-83 31h-30v26c13 0 116-3 146-3 26 0 129 3 149 3v-26h-33c-83 0-83-8-83-31z">
            <text:p/>
          </draw:path>
          <draw:path draw:style-name="gr8" draw:text-style-name="P14" draw:layer="layout" svg:width="0.61cm" svg:height="0.645cm" svg:x="20.022cm" svg:y="6.47cm" svg:viewBox="0 0 611 646" svg:d="M90 572c-10 34-10 43-63 43-14 0-27 0-27 17 0 9 7 14 17 14 30 0 63-5 96-5 40 0 80 5 116 5 7 0 23 0 23-22 0-9-13-9-29-9-60 0-60-9-60-17 0-12 50-178 60-204 13 31 46 66 106 66 136 0 282-150 282-299 0-95-66-161-156-161-56 0-113 37-153 75-10-55-63-75-106-75-53 0-76 40-86 57-20 35-37 95-37 98 0 12 13 12 13 12 14 0 14 0 20-23 24-72 47-121 87-121 20 0 36 9 36 46 0 23-3 34-6 52zM296 132c10-29 39-57 63-72 40-31 73-37 93-37 50 0 76 34 76 95 0 60-40 175-60 215-40 72-96 104-139 104-77 0-93-84-93-89 0-3 0-6 3-18z">
            <text:p/>
          </draw:path>
          <draw:path draw:style-name="gr8" draw:text-style-name="P14" draw:layer="layout" svg:width="0.361cm" svg:height="0.614cm" svg:x="20.643cm" svg:y="6.599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12-83 20 0 27 12 27 35 0 8-3 17-3 20z">
            <text:p/>
          </draw:path>
          <draw:path draw:style-name="gr8" draw:text-style-name="P14" draw:layer="layout" svg:width="0.275cm" svg:height="1.01cm" svg:x="21.251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8" draw:text-style-name="P14" draw:layer="layout" svg:width="0.514cm" svg:height="0.459cm" svg:x="21.619cm" svg:y="6.47cm" svg:viewBox="0 0 515 460" svg:d="M515 72c0-55-30-72-50-72-30 0-60 26-60 49 0 14 7 20 20 31 23 21 40 46 40 84 0 40-73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301cm" svg:height="0.47cm" svg:x="22.241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8" draw:text-style-name="P14" draw:layer="layout" svg:width="0.139cm" svg:height="0.304cm" svg:x="22.775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8" draw:text-style-name="P14" draw:layer="layout" svg:width="0.125cm" svg:height="0.108cm" svg:x="23.294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23.808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24.327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39cm" svg:height="0.304cm" svg:x="24.848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8" draw:text-style-name="P14" draw:layer="layout" svg:width="0.514cm" svg:height="0.459cm" svg:x="25.3cm" svg:y="6.47cm" svg:viewBox="0 0 515 460" svg:d="M515 72c0-55-30-72-50-72-30 0-60 26-60 49 0 14 7 20 20 31 23 21 40 46 40 84 0 40-73 273-209 273-60 0-87-35-87-86 0-58 30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501cm" svg:height="0.321cm" svg:x="25.868cm" svg:y="6.754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8" draw:text-style-name="P14" draw:layer="layout" svg:width="0.275cm" svg:height="1.01cm" svg:x="26.532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8" draw:text-style-name="P14" draw:layer="layout" svg:width="0.162cm" svg:height="1.01cm" svg:x="26.944cm" svg:y="6.159cm" svg:viewBox="0 0 163 1011" draw:points="163,0 0,0 0,40 116,40 116,971 0,971 0,1011 163,1011">
            <text:p/>
          </draw:polygon>
        </draw:g>
        <draw:frame draw:style-name="gr12" draw:text-style-name="P17" draw:layer="layout" svg:width="26.416cm" svg:height="3.099cm" svg:x="1.401cm" svg:y="9.537cm">
          <draw:text-box>
            <text:p text:style-name="P6"><text:span text:style-name="T64">לפי משפט מאירסון, כלל-התשלומים הוא פונקציה של כלל-הבחירה </text:span><text:span text:style-name="T65">c</text:span><text:span text:style-name="T64">. אחרי פיתוח ארוך, מקבלים:</text:span></text:p>
          </draw:text-box>
        </draw:frame>
        <draw:frame draw:style-name="gr13" draw:text-style-name="P18" draw:layer="layout" svg:width="26.416cm" svg:height="1.897cm" svg:x="1.016cm" svg:y="3.556cm">
          <draw:text-box>
            <text:p text:style-name="P6"><text:span text:style-name="T66">לכל כלל-תשלומים </text:span><text:span text:style-name="T67">p</text:span><text:span text:style-name="T66">, תוחלת הרווח היא: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7" draw:text-style-name="P13" draw:layer="layout" svg:width="26.415cm" svg:height="1.252cm" svg:x="1.016cm" svg:y="13.349cm" svg:viewBox="0 0 26416 1253" draw:points="13208,1253 0,1253 0,0 26416,0 26416,1253">
            <text:p/>
          </draw:polygon>
          <draw:path draw:style-name="gr8" draw:text-style-name="P14" draw:layer="layout" svg:width="0.767cm" svg:height="0.689cm" svg:x="1.055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.974cm" svg:y="13.403cm" svg:viewBox="0 0 147 1011" draw:points="147,1011 147,971 42,971 42,40 147,40 147,0 0,0 0,1011">
            <text:p/>
          </draw:polygon>
          <draw:path draw:style-name="gr8" draw:text-style-name="P14" draw:layer="layout" svg:width="0.736cm" svg:height="0.714cm" svg:x="2.178cm" svg:y="13.469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8" draw:text-style-name="P14" draw:layer="layout" svg:width="0.409cm" svg:height="0.464cm" svg:x="2.94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17cm" svg:height="0.447cm" svg:x="3.399cm" svg:y="13.725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8" draw:text-style-name="P14" draw:layer="layout" svg:width="0.409cm" svg:height="0.464cm" svg:x="3.932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32cm" svg:height="0.447cm" svg:x="4.403cm" svg:y="13.714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8" draw:text-style-name="P14" draw:layer="layout" svg:width="0.532cm" svg:height="0.459cm" svg:x="4.957cm" svg:y="13.714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8" draw:text-style-name="P14" draw:layer="layout" svg:width="0.409cm" svg:height="0.464cm" svg:x="5.53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248cm" svg:height="1.01cm" svg:x="6.091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6.424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271cm" svg:height="0.47cm" svg:x="6.981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7.466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113cm" svg:height="0.108cm" svg:x="7.93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397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864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9.334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463cm" svg:height="0.459cm" svg:x="9.741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10.254cm" svg:y="13.998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10.852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11.224cm" svg:y="13.403cm" svg:viewBox="0 0 147 1011" draw:points="147,0 0,0 0,40 105,40 105,971 0,971 0,1011 147,1011">
            <text:p/>
          </draw:polygon>
          <draw:path draw:style-name="gr8" draw:text-style-name="P14" draw:layer="layout" svg:width="0.703cm" svg:height="0.237cm" svg:x="12.616cm" svg:y="13.788cm" svg:viewBox="0 0 704 238" svg:d="M668 40c15 0 36 0 36-20s-21-20-36-20h-632c-15 0-36 0-36 20s21 20 36 20zM668 238c15 0 36 0 36-20s-21-20-36-20h-632c-15 0-36 0-36 20s21 20 36 20z">
            <text:p/>
          </draw:path>
          <draw:path draw:style-name="gr8" draw:text-style-name="P14" draw:layer="layout" svg:width="0.767cm" svg:height="0.689cm" svg:x="13.706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4.622cm" svg:y="13.403cm" svg:viewBox="0 0 147 1011" draw:points="147,1011 147,971 42,971 42,40 147,40 147,0 0,0 0,1011">
            <text:p/>
          </draw:polygon>
          <draw:path draw:style-name="gr8" draw:text-style-name="P14" draw:layer="layout" svg:width="0.993cm" svg:height="1.01cm" svg:x="14.85cm" svg:y="13.403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8" draw:text-style-name="P14" draw:layer="layout" svg:width="0.451cm" svg:height="0.321cm" svg:x="15.937cm" svg:y="13.34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325cm" svg:height="0.614cm" svg:x="15.901cm" svg:y="13.99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544cm" svg:height="0.192cm" svg:x="16.344cm" svg:y="14.19cm" svg:viewBox="0 0 545 193" svg:d="M518 34c9 0 27 0 27-17s-18-17-27-17h-491c-9 0-27 0-27 17s18 17 27 17zM518 193c9 0 27 0 27-18 0-17-18-17-27-17h-491c-9 0-27 0-27 17 0 18 18 18 27 18z">
            <text:p/>
          </draw:path>
          <draw:path draw:style-name="gr8" draw:text-style-name="P14" draw:layer="layout" svg:width="0.271cm" svg:height="0.47cm" svg:x="17.015cm" svg:y="13.992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412cm" svg:height="0.459cm" svg:x="17.629cm" svg:y="13.714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8" draw:text-style-name="P14" draw:layer="layout" svg:width="0.325cm" svg:height="0.614cm" svg:x="18.03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18.58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18.922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8" draw:text-style-name="P14" draw:layer="layout" svg:width="0.271cm" svg:height="0.47cm" svg:x="19.479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19.961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113cm" svg:height="0.108cm" svg:x="20.428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0.895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1.362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21.833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463cm" svg:height="0.459cm" svg:x="22.237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22.752cm" svg:y="13.998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23.348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8" draw:text-style-name="P14" draw:layer="layout" svg:width="0.113cm" svg:height="0.108cm" svg:x="24.021cm" svg:y="13.854cm" svg:viewBox="0 0 114 109" svg:d="M114 55c0-29-24-55-57-55-30 0-57 26-57 55 0 31 27 54 57 54 33 0 57-23 57-54z">
            <text:p/>
          </draw:path>
          <draw:path draw:style-name="gr8" draw:text-style-name="P14" draw:layer="layout" svg:width="0.43cm" svg:height="0.459cm" svg:x="24.486cm" svg:y="13.714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8" draw:text-style-name="P14" draw:layer="layout" svg:width="0.325cm" svg:height="0.614cm" svg:x="24.92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5.47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25.809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325cm" svg:height="0.614cm" svg:x="26.288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6.791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27.163cm" svg:y="13.403cm" svg:viewBox="0 0 147 1011" draw:points="147,0 0,0 0,40 105,40 105,971 0,971 0,1011 147,1011">
            <text:p/>
          </draw:polygon>
        </draw:g>
        <draw:frame draw:style-name="gr14" draw:text-style-name="P19" draw:layer="layout" svg:width="28cm" svg:height="4.521cm" svg:x="0cm" svg:y="15.748cm">
          <draw:text-box>
            <text:p text:style-name="P6"><text:span text:style-name="T68">במילים: תוחלת הרווח של כלל-בחירה </text:span><text:span text:style-name="T69">c</text:span><text:span text:style-name="T68"> </text:span></text:p>
            <text:p text:style-name="P6"><text:span text:style-name="T70">= תוחלת סכום הערכים הוירטואליים של הנבחרים. <text:s text:c="3"/></text:span><text:span text:style-name="T68"><text:s text:c="11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874cm" svg:x="0cm" svg:y="-0.066cm" presentation:class="title" presentation:user-transformed="true">
          <draw:text-box>
            <text:p text:style-name="P4"><text:span text:style-name="T11">מיקסום רווח בשיטת מאירסון - כללי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7" draw:text-style-name="P13" draw:layer="layout" svg:width="26.415cm" svg:height="1.252cm" svg:x="0.762cm" svg:y="4.581cm" svg:viewBox="0 0 26416 1253" draw:points="13208,1253 0,1253 0,0 26416,0 26416,1253">
            <text:p/>
          </draw:polygon>
          <draw:path draw:style-name="gr8" draw:text-style-name="P14" draw:layer="layout" svg:width="0.767cm" svg:height="0.689cm" svg:x="0.801cm" svg:y="4.704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.72cm" svg:y="4.635cm" svg:viewBox="0 0 147 1011" draw:points="147,1011 147,971 42,971 42,40 147,40 147,0 0,0 0,1011">
            <text:p/>
          </draw:polygon>
          <draw:path draw:style-name="gr8" draw:text-style-name="P14" draw:layer="layout" svg:width="0.736cm" svg:height="0.714cm" svg:x="1.924cm" svg:y="4.701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8" draw:text-style-name="P14" draw:layer="layout" svg:width="0.409cm" svg:height="0.464cm" svg:x="2.69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17cm" svg:height="0.447cm" svg:x="3.145cm" svg:y="4.957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8" draw:text-style-name="P14" draw:layer="layout" svg:width="0.409cm" svg:height="0.464cm" svg:x="3.678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32cm" svg:height="0.447cm" svg:x="4.149cm" svg:y="4.946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8" draw:text-style-name="P14" draw:layer="layout" svg:width="0.532cm" svg:height="0.459cm" svg:x="4.703cm" svg:y="4.946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8" draw:text-style-name="P14" draw:layer="layout" svg:width="0.409cm" svg:height="0.464cm" svg:x="5.28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248cm" svg:height="1.01cm" svg:x="5.837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6.17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271cm" svg:height="0.47cm" svg:x="6.727cm" svg:y="5.075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7.212cm" svg:y="5.285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113cm" svg:height="0.108cm" svg:x="7.676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143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61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9.08cm" svg:y="5.285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463cm" svg:height="0.459cm" svg:x="9.487cm" svg:y="4.946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10cm" svg:y="5.23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10.598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10.97cm" svg:y="4.635cm" svg:viewBox="0 0 147 1011" draw:points="147,0 0,0 0,40 105,40 105,971 0,971 0,1011 147,1011">
            <text:p/>
          </draw:polygon>
          <draw:path draw:style-name="gr8" draw:text-style-name="P14" draw:layer="layout" svg:width="0.703cm" svg:height="0.237cm" svg:x="12.362cm" svg:y="5.02cm" svg:viewBox="0 0 704 238" svg:d="M668 40c15 0 36 0 36-20s-21-20-36-20h-632c-15 0-36 0-36 20s21 20 36 20zM668 238c15 0 36 0 36-20s-21-20-36-20h-632c-15 0-36 0-36 20s21 20 36 20z">
            <text:p/>
          </draw:path>
          <draw:path draw:style-name="gr8" draw:text-style-name="P14" draw:layer="layout" svg:width="0.767cm" svg:height="0.689cm" svg:x="13.452cm" svg:y="4.704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4.368cm" svg:y="4.635cm" svg:viewBox="0 0 147 1011" draw:points="147,1011 147,971 42,971 42,40 147,40 147,0 0,0 0,1011">
            <text:p/>
          </draw:polygon>
          <draw:path draw:style-name="gr8" draw:text-style-name="P14" draw:layer="layout" svg:width="0.993cm" svg:height="1.01cm" svg:x="14.596cm" svg:y="4.635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8" draw:text-style-name="P14" draw:layer="layout" svg:width="0.451cm" svg:height="0.321cm" svg:x="15.683cm" svg:y="4.572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325cm" svg:height="0.614cm" svg:x="15.647cm" svg:y="5.227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544cm" svg:height="0.192cm" svg:x="16.09cm" svg:y="5.422cm" svg:viewBox="0 0 545 193" svg:d="M518 34c9 0 27 0 27-17s-18-17-27-17h-491c-9 0-27 0-27 17s18 17 27 17zM518 193c9 0 27 0 27-18 0-17-18-17-27-17h-491c-9 0-27 0-27 17 0 18 18 18 27 18z">
            <text:p/>
          </draw:path>
          <draw:path draw:style-name="gr8" draw:text-style-name="P14" draw:layer="layout" svg:width="0.271cm" svg:height="0.47cm" svg:x="16.761cm" svg:y="5.224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412cm" svg:height="0.459cm" svg:x="17.375cm" svg:y="4.946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8" draw:text-style-name="P14" draw:layer="layout" svg:width="0.325cm" svg:height="0.614cm" svg:x="17.785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18.333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18.668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8" draw:text-style-name="P14" draw:layer="layout" svg:width="0.271cm" svg:height="0.47cm" svg:x="19.225cm" svg:y="5.075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19.707cm" svg:y="5.285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113cm" svg:height="0.108cm" svg:x="20.174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0.641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1.108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21.579cm" svg:y="5.285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463cm" svg:height="0.459cm" svg:x="21.983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22.498cm" svg:y="5.23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23.094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8" draw:text-style-name="P14" draw:layer="layout" svg:width="0.113cm" svg:height="0.108cm" svg:x="23.767cm" svg:y="5.086cm" svg:viewBox="0 0 114 109" svg:d="M114 55c0-29-24-55-57-55-30 0-57 26-57 55 0 31 27 54 57 54 33 0 57-23 57-54z">
            <text:p/>
          </draw:path>
          <draw:path draw:style-name="gr8" draw:text-style-name="P14" draw:layer="layout" svg:width="0.43cm" svg:height="0.459cm" svg:x="24.232cm" svg:y="4.946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8" draw:text-style-name="P14" draw:layer="layout" svg:width="0.325cm" svg:height="0.614cm" svg:x="24.675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5.223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25.555cm" svg:y="4.946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325cm" svg:height="0.614cm" svg:x="26.034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6.537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26.909cm" svg:y="4.635cm" svg:viewBox="0 0 147 1011" draw:points="147,0 0,0 0,40 105,40 105,971 0,971 0,1011 147,1011">
            <text:p/>
          </draw:polygon>
        </draw:g>
        <draw:frame draw:style-name="gr15" draw:text-style-name="P20" draw:layer="layout" svg:width="28cm" svg:height="11.631cm" svg:x="-0.314cm" svg:y="7.874cm">
          <draw:text-box>
            <text:p xml:id="id25" text:id="id25" text:style-name="P6"><text:span text:style-name="T68">תוחלת הרווח = תוחלת סכום הערכים הוירטואליים של הנבחרים.</text:span></text:p>
            <text:p text:style-name="P6"><text:span text:style-name="T71"/></text:p>
            <text:p xml:id="id26" text:id="id26" text:style-name="P6"><text:span text:style-name="T71">מסקנה: </text:span></text:p>
            <text:p xml:id="id27" text:id="id27" text:style-name="P6"><text:span text:style-name="T71">כלל-הבחירה </text:span><text:span text:style-name="T72">c</text:span><text:span text:style-name="T71"> הממקסם את תוחלת הרווח הוא:</text:span></text:p>
            <text:p text:style-name="P6"><text:span text:style-name="T73"/></text:p>
            <text:p xml:id="id28" text:id="id28" text:style-name="P6"><text:span text:style-name="T73">בחר את הקבוצה שבה </text:span><text:span text:style-name="T74">סכום הערכים הוירטואליים</text:span><text:span text:style-name="T73"> <text:s/>הוא הגדול 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6" draw:text-style-name="P21" draw:layer="layout" svg:width="28cm" svg:height="3.095cm" svg:x="0cm" svg:y="3.048cm">
          <draw:text-box>
            <text:p text:style-name="P6"><text:span text:style-name="T70">תוחלת הרווח = תוחלת סכום הערכים הוירטואליים של הנבחרים.</text:span></text:p>
          </draw:text-box>
        </draw:frame>
        <draw:frame draw:style-name="gr17" draw:text-style-name="P23" draw:layer="layout" svg:width="28cm" svg:height="13.118cm" svg:x="0cm" svg:y="7.874cm">
          <draw:text-box>
            <text:p text:style-name="P6"><text:span text:style-name="T75">דוגמה א</text:span><text:span text:style-name="T76">. קונה אחד: </text:span></text:p>
            <text:p text:style-name="P6"><text:span text:style-name="T76"><text:s text:c="3"/>תוחלת הרווח = תוחלת הערך הוירטואלי =</text:span><text:span text:style-name="T77"> </text:span><text:span text:style-name="T78">r</text:span><text:span text:style-name="T77">(</text:span><text:span text:style-name="T78">v</text:span><text:span text:style-name="T77">)</text:span><text:span text:style-name="T77">.</text:span></text:p>
            <text:p text:style-name="P6"><text:span text:style-name="T76"/></text:p>
            <text:p text:style-name="P6"><text:span text:style-name="T76">כלל-הבחירה הממקסם את תוחלת הרווח הוא: </text:span></text:p>
            <text:p text:style-name="P22"><text:span text:style-name="T79">מכור אם-ורק-אם </text:span><text:span text:style-name="T78"><text:s/></text:span><text:span text:style-name="T78">r(v)&gt;0</text:span><text:span text:style-name="T79">.</text:span></text:p>
            <text:p text:style-name="P6"><text:span text:style-name="T80">*** הכלל מגלה-אמת בתנאי ש-</text:span><text:span text:style-name="T80">r</text:span><text:span text:style-name="T80"> היא פונקציה עולה.</text:span></text:p>
            <text:p text:style-name="P6"><text:span text:style-name="T76"/></text:p>
            <text:p text:style-name="P6"><text:span text:style-name="T76">התשלום הוא ערך-הסף <text:s text:c="3"/>= <text:s text:c="2"/></text:span><text:span text:style-name="T77"><text:s/></text:span><text:span text:style-name="T78">r </text:span><text:span text:style-name="T81">-1</text:span><text:span text:style-name="T77">(</text:span><text:span text:style-name="T78">0</text:span><text:span text:style-name="T77">)</text:span><text:span text:style-name="T76">.</text:span></text:p>
          </draw:text-box>
        </draw:frame>
        <draw:frame presentation:style-name="pr5" draw:text-style-name="P8" draw:layer="layout" svg:width="28.702cm" svg:height="3.473cm" svg:x="-0.254cm" svg:y="-0.678cm" presentation:class="title" presentation:user-transformed="true">
          <draw:text-box>
            <text:p text:style-name="P4"><text:span text:style-name="T11">מיקסום רווח בשיטת מאירסון – חפץ אחד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7" draw:text-style-name="P13" draw:layer="layout" svg:width="9.561cm" svg:height="2.486cm" svg:x="8.934cm" svg:y="4.576cm" svg:viewBox="0 0 9562 2487" draw:points="4783,2487 0,2487 0,0 9562,0 9562,2487">
            <text:p/>
          </draw:polygon>
          <draw:path draw:style-name="gr8" draw:text-style-name="P14" draw:layer="layout" svg:width="0.402cm" svg:height="0.447cm" svg:x="8.962cm" svg:y="5.54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304cm" svg:height="0.598cm" svg:x="9.376cm" svg:y="5.6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9.889cm" svg:y="5.23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0.2cm" svg:y="5.5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0.74cm" svg:y="5.23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1.423cm" svg:y="5.553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1.664cm" svg:y="5.6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2.675cm" svg:y="5.54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3.456cm" svg:y="5.71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4.562cm" svg:y="4.6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5.265cm" svg:y="5.046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6.203cm" svg:y="4.643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304cm" svg:height="0.598cm" svg:x="16.794cm" svg:y="5.001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17.306cm" svg:y="4.5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7.62cm" svg:y="4.875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8.157cm" svg:y="4.5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4.023cm" svg:height="0.041cm" svg:x="14.475cm" svg:y="5.71cm" svg:viewBox="0 0 4024 42" draw:points="2010,42 0,42 0,0 4024,0 4024,42">
            <text:p/>
          </draw:polygon>
          <draw:path draw:style-name="gr8" draw:text-style-name="P14" draw:layer="layout" svg:width="0.703cm" svg:height="0.671cm" svg:x="15.36cm" svg:y="5.98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8" draw:text-style-name="P14" draw:layer="layout" svg:width="0.175cm" svg:height="0.357cm" svg:x="16.122cm" svg:y="5.928cm" svg:viewBox="0 0 176 358" svg:d="M168 62c6-14 8-20 8-23 0-22-19-39-42-39-28 0-36 22-39 34l-92 299c0 3-3 11-3 11 0 9 22 14 28 14 3 0 6 0 8-11z">
            <text:p/>
          </draw:path>
          <draw:path draw:style-name="gr8" draw:text-style-name="P14" draw:layer="layout" svg:width="0.304cm" svg:height="0.598cm" svg:x="15.951cm" svg:y="6.46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8" draw:text-style-name="P14" draw:layer="layout" svg:width="0.231cm" svg:height="0.985cm" svg:x="16.463cm" svg:y="5.9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777cm" svg:y="6.217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7.315cm" svg:y="5.9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8.702cm" svg:height="3.473cm" svg:x="-0.254cm" svg:y="-0.679cm" presentation:class="title" presentation:user-transformed="true">
          <draw:text-box>
            <text:p text:style-name="P4"><text:span text:style-name="T11">מיקסום רווח בשיטת מאירסון – חפץ אחד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7" draw:text-style-name="P13" draw:layer="layout" svg:width="9.561cm" svg:height="2.486cm" svg:x="8.933cm" svg:y="4.575cm" svg:viewBox="0 0 9562 2487" draw:points="4783,2487 0,2487 0,0 9562,0 9562,2487">
            <text:p/>
          </draw:polygon>
          <draw:path draw:style-name="gr8" draw:text-style-name="P14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4.023cm" svg:height="0.041cm" svg:x="14.474cm" svg:y="5.709cm" svg:viewBox="0 0 4024 42" draw:points="2010,42 0,42 0,0 4024,0 4024,42">
            <text:p/>
          </draw:polygon>
          <draw:path draw:style-name="gr8" draw:text-style-name="P14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8" draw:text-style-name="P14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8" draw:text-style-name="P14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8" draw:text-style-name="P14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8" draw:text-style-name="P23" draw:layer="layout" svg:width="28cm" svg:height="13.758cm" svg:x="-0.314cm" svg:y="7.214cm">
          <draw:text-box>
            <text:p text:style-name="P6"><text:span text:style-name="T75">דוגמה ב</text:span><text:span text:style-name="T76">. הרבה קונים מאותה התפלגות </text:span><text:span text:style-name="T82">F</text:span><text:span text:style-name="T82">, </text:span><text:span text:style-name="T76">ולכן </text:span><text:span text:style-name="T76"><text:line-break/></text:span><text:span text:style-name="T76">עם אותה פונקציה </text:span><text:span text:style-name="T82">r</text:span><text:span text:style-name="T79"> <text:s text:c="3"/></text:span><text:span text:style-name="T83"><text:s/>(נניח ש-</text:span><text:span text:style-name="T84">r</text:span><text:span text:style-name="T83"> פונקציה עולה).</text:span></text:p>
            <text:p text:style-name="P6"><text:span text:style-name="T76"><text:s text:c="4"/>תוחלת הרווח = תוחלת <text:s/></text:span><text:span text:style-name="T77"><text:s/></text:span><text:span text:style-name="T78">r</text:span><text:span text:style-name="T77">(</text:span><text:span text:style-name="T78">v</text:span><text:span text:style-name="T85">j</text:span><text:span text:style-name="T77">)</text:span><text:span text:style-name="T78"> </text:span><text:span text:style-name="T79"><text:s text:c="2"/></text:span><text:span text:style-name="T76">של המנצח.</text:span></text:p>
            <text:p text:style-name="P6"><text:span text:style-name="T76">כלל-הבחירה הוא: מכור למשתתף עם </text:span><text:span text:style-name="T82">v</text:span><text:span text:style-name="T86">j</text:span><text:span text:style-name="T76"> הכי גבוה,</text:span></text:p>
            <text:p text:style-name="P6"><text:span text:style-name="T76"><text:s text:c="5"/>בתנאי ש</text:span><text:span text:style-name="T77"> </text:span><text:span text:style-name="T78">r</text:span><text:span text:style-name="T77">(</text:span><text:span text:style-name="T78">v</text:span><text:span text:style-name="T85">j</text:span><text:span text:style-name="T77">)</text:span><text:span text:style-name="T78">&gt;0</text:span><text:span text:style-name="T76">.</text:span></text:p>
            <text:p text:style-name="P6"><text:span text:style-name="T76">התשלום הוא ערך-הסף: הערך השני בגובהו</text:span></text:p>
            <text:p text:style-name="P6"><text:span text:style-name="T76"><text:s text:c="5"/>או</text:span><text:span text:style-name="T77"> </text:span><text:span text:style-name="T78">r </text:span><text:span text:style-name="T87">-1</text:span><text:span text:style-name="T77">(</text:span><text:span text:style-name="T78">0</text:span><text:span text:style-name="T77">)</text:span><text:span text:style-name="T79"> <text:s text:c="2"/>- <text:s text:c="3"/></text:span><text:span text:style-name="T76">הגבוה מביניהם.</text:span></text:p>
            <text:p text:style-name="P6"><text:span text:style-name="T88">--- שקול למכרז מחיר שני עם מחיר מינימום</text:span><text:span text:style-name="T89"> </text:span><text:span text:style-name="T90">r </text:span><text:span text:style-name="T91">-1</text:span><text:span text:style-name="T89">(</text:span><text:span text:style-name="T90">0</text:span><text:span text:style-name="T89">)</text:span><text:span text:style-name="T92"> </text:span><text:span text:style-name="T88">!</text:span></text:p>
          </draw:text-box>
        </draw:frame>
        <draw:frame draw:style-name="gr16" draw:text-style-name="P21" draw:layer="layout" svg:width="28cm" svg:height="3.095cm" svg:x="0cm" svg:y="3.049cm">
          <draw:text-box>
            <text:p text:style-name="P6"><text:span text:style-name="T70">תוחלת הרווח = תוחלת סכום הערכים הוירטואליים של הנבחרים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r_j(v)  :=  v - {1 - F_j(v) \over F_j'(v) }§svg§600§FALSE§</svg:desc>
          <draw:polygon draw:style-name="gr7" draw:text-style-name="P13" draw:layer="layout" svg:width="9.561cm" svg:height="2.486cm" svg:x="8.933cm" svg:y="4.575cm" svg:viewBox="0 0 9562 2487" draw:points="4783,2487 0,2487 0,0 9562,0 9562,2487">
            <text:p/>
          </draw:polygon>
          <draw:path draw:style-name="gr8" draw:text-style-name="P14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4.023cm" svg:height="0.041cm" svg:x="14.474cm" svg:y="5.709cm" svg:viewBox="0 0 4024 42" draw:points="2010,42 0,42 0,0 4024,0 4024,42">
            <text:p/>
          </draw:polygon>
          <draw:path draw:style-name="gr8" draw:text-style-name="P14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8" draw:text-style-name="P14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8" draw:text-style-name="P14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8" draw:text-style-name="P14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9" draw:text-style-name="P23" draw:layer="layout" svg:width="28cm" svg:height="14.495cm" svg:x="0cm" svg:y="6.908cm">
          <draw:text-box>
            <text:p xml:id="id29" text:id="id29" text:style-name="P6"><text:span text:style-name="T75">דוגמה ג</text:span><text:span text:style-name="T76">. שני קונים עם התפלגויות שונות:</text:span></text:p>
            <text:p xml:id="id30" text:id="id30" text:style-name="P6"><text:span text:style-name="T76"><text:s text:c="4"/>תוחלת הרווח = <text:s/></text:span><text:span text:style-name="T77"><text:s/></text:span><text:span text:style-name="T78">r</text:span><text:span text:style-name="T85">j</text:span><text:span text:style-name="T77">(</text:span><text:span text:style-name="T78">v</text:span><text:span text:style-name="T85">j</text:span><text:span text:style-name="T77">)</text:span><text:span text:style-name="T79"> <text:s text:c="2"/></text:span><text:span text:style-name="T76">של המנצח.</text:span></text:p>
            <text:p xml:id="id31" text:id="id31" text:style-name="P6"><text:span text:style-name="T93">כלל-הבחירה הוא: מכור למשתתף עם </text:span><text:span text:style-name="T94"><text:s/></text:span><text:span text:style-name="T95">r</text:span><text:span text:style-name="T96">j</text:span><text:span text:style-name="T94">(</text:span><text:span text:style-name="T95">v</text:span><text:span text:style-name="T96">j</text:span><text:span text:style-name="T94">)</text:span><text:span text:style-name="T97"> </text:span><text:span text:style-name="T93"><text:s/>הכי גבוה, <text:s/>בתנאי ש <text:s/></text:span><text:span text:style-name="T77"><text:s/></text:span><text:span text:style-name="T78">r</text:span><text:span text:style-name="T85">j</text:span><text:span text:style-name="T77">(</text:span><text:span text:style-name="T78">v</text:span><text:span text:style-name="T85">j</text:span><text:span text:style-name="T77">)</text:span><text:span text:style-name="T82"> &gt; 0</text:span><text:span text:style-name="T76">. <text:s text:c="2"/>התשלום = ערך-הסף.</text:span></text:p>
            <text:p xml:id="id32" text:id="id32" text:style-name="P6"><text:span text:style-name="T98">דוגמה</text:span><text:span text:style-name="T99">: <text:s text:c="5"/></text:span><text:span text:style-name="T100"><text:s text:c="2"/></text:span><text:span text:style-name="T101">F</text:span><text:span text:style-name="T102">a</text:span><text:span text:style-name="T100">=Unif[10,30], <text:s text:c="2"/></text:span><text:span text:style-name="T101">F</text:span><text:span text:style-name="T102">b</text:span><text:span text:style-name="T100">=Unif[20,40]</text:span><text:span text:style-name="T100">.</text:span></text:p>
            <text:p xml:id="id33" text:id="id33" text:style-name="P10"><text:span text:style-name="T103">r</text:span><text:span text:style-name="T104">a</text:span><text:span text:style-name="T103">(v) = 2v-30, <text:s text:c="10"/>r</text:span><text:span text:style-name="T104">b</text:span><text:span text:style-name="T103">(v) = 2v-40.</text:span></text:p>
            <text:p xml:id="id34" text:id="id34" text:style-name="P6"><text:span text:style-name="T105">אם </text:span><text:span text:style-name="T105">a</text:span><text:span text:style-name="T105"> אמר </text:span><text:span text:style-name="T106">23</text:span><text:span text:style-name="T105"> ו-</text:span><text:span text:style-name="T105">b</text:span><text:span text:style-name="T105"> אמר </text:span><text:span text:style-name="T106">27</text:span><text:span text:style-name="T105">, אז </text:span><text:span text:style-name="T105">a</text:span><text:span text:style-name="T105"> יזכה! וישלם את ערך-הסף שלו שהוא </text:span><text:span text:style-name="T106">22</text:span><text:span text:style-name="T105"> [ערך הסף של </text:span><text:span text:style-name="T105">b</text:span><text:span text:style-name="T105"> הוא </text:span><text:span text:style-name="T106">28</text:span><text:span text:style-name="T105">]. </text:span></text:p>
            <text:p text:style-name="P22"><text:span text:style-name="T107">הדמיה בקובץ </text:span><text:span text:style-name="T107">code/revenue_maximization.ods</text:span></text:p>
          </draw:text-box>
        </draw:frame>
        <draw:frame presentation:style-name="pr5" draw:text-style-name="P8" draw:layer="layout" svg:width="28.702cm" svg:height="3.473cm" svg:x="-0.254cm" svg:y="-0.678cm" presentation:class="title" presentation:user-transformed="true">
          <draw:text-box>
            <text:p text:style-name="P4"><text:span text:style-name="T11">מיקסום רווח בשיטת מאירסון – חפץ אחד</text:span></text:p>
          </draw:text-box>
        </draw:frame>
        <draw:frame draw:style-name="gr16" draw:text-style-name="P21" draw:layer="layout" svg:width="28cm" svg:height="3.095cm" svg:x="0cm" svg:y="3.05cm">
          <draw:text-box>
            <text:p text:style-name="P6"><text:span text:style-name="T70">תוחלת הרווח = תוחלת סכום הערכים הוירטואליים של הנבחר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8cm" svg:height="2.352cm" svg:x="0cm" svg:y="-0.066cm" presentation:class="title" presentation:user-transformed="true">
          <draw:text-box>
            <text:p text:style-name="P4"><text:span text:style-name="T3">מיקסום רווח במערכת הפירסום של יאהו *</text:span></text:p>
          </draw:text-box>
        </draw:frame>
        <draw:frame draw:style-name="gr20" draw:text-style-name="P26" draw:layer="layout" svg:width="25.654cm" svg:height="5.756cm" svg:x="1.778cm" svg:y="14.986cm">
          <draw:text-box>
            <text:p xml:id="id40" text:id="id40" text:style-name="P25"><text:span text:style-name="T108">* <text:s/></text:span><text:span text:style-name="T108"><text:a xlink:href="http://theory.stanford.edu/~tim/f13/l/l6.pdf" xlink:type="simple">http://theory.stanford.edu/~tim/f13/l/l6.pdf</text:a></text:span></text:p>
            <text:p xml:id="id41" text:id="id41" text:style-name="P25"><text:span text:style-name="T108">* Ostrovsky, Michael, and Michael Schwarz. "Reserve prices in internet advertising auctions: A field experiment." Proceedings of the 12th ACM conference on Electronic commerce. ACM, 2011.</text:span></text:p>
          </draw:text-box>
        </draw:frame>
        <draw:frame draw:style-name="gr21" draw:text-style-name="P27" draw:layer="layout" svg:width="25.908cm" svg:height="12.775cm" svg:x="0.762cm" svg:y="2.181cm">
          <draw:text-box>
            <text:list text:style-name="L1">
              <text:list-item>
                <text:p xml:id="id35" text:id="id35" text:style-name="P6"><text:span text:style-name="T109">עד </text:span><text:span text:style-name="T109">2008</text:span><text:span text:style-name="T109">, יאהו השתמשה במחירי-מינימום נמוכים וזהים עבור כל מילות-החיפוש.</text:span></text:p>
              </text:list-item>
              <text:list-item>
                <text:p xml:id="id36" text:id="id36" text:style-name="P6"><text:span text:style-name="T109">ב-</text:span><text:span text:style-name="T109">2008</text:span><text:span text:style-name="T109"> בוצע מחקר סטטיסטי שנועד להעריך את ההתפלגות</text:span><text:span text:style-name="T110"> </text:span><text:span text:style-name="T111">F</text:span><text:span text:style-name="T110"> </text:span><text:span text:style-name="T109">עבור כל מילה בנפרד.</text:span></text:p>
              </text:list-item>
              <text:list-item>
                <text:p xml:id="id37" text:id="id37" text:style-name="P6"><text:span text:style-name="T109">חושב מחיר-מינימום שונה עבור כל מילה. </text:span></text:p>
              </text:list-item>
              <text:list-item>
                <text:p xml:id="id38" text:id="id38" text:style-name="P6"><text:span text:style-name="T109">המנהלים לא הסכימו להשתמש במחירים החדשים אלא עשו ממוצע בין הישנים לחדשים.</text:span></text:p>
              </text:list-item>
              <text:list-item>
                <text:p xml:id="id39" text:id="id39" text:style-name="P6"><text:span text:style-name="T112">התוצאה</text:span><text:span text:style-name="T113">: עליה גדולה ברווחים בסוף </text:span><text:span text:style-name="T113">2008</text:span><text:span text:style-name="T113">.</text:span></text:p>
              </text:list-item>
            </text:list>
          </draw:text-box>
        </draw:frame>
        <draw:frame draw:style-name="gr22" draw:text-style-name="P28" draw:layer="layout" svg:width="1.999cm" svg:height="0.999cm" svg:x="14.833cm" svg:y="9.9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1" svg:font-family="Arial"/>
    <style:font-face style:name="Nachlieli CLM3" svg:font-family="'Nachlieli CLM'"/>
    <style:font-face style:name="OpenSymbol1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" svg:font-family="Arial" style:font-pitch="variable"/>
    <style:font-face style:name="David CLM" svg:font-family="'David CLM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4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4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1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1-12-01T12:24:15.409000000</dc:date>
    <meta:editing-duration>P5DT1H6M29S</meta:editing-duration>
    <meta:editing-cycles>1246</meta:editing-cycles>
    <meta:generator>LibreOffice/7.0.3.1$Windows_X86_64 LibreOffice_project/d7547858d014d4cf69878db179d326fc3483e082</meta:generator>
    <meta:document-statistic meta:object-count="479"/>
  </office:meta>
</office:document-meta>
</file>

<file path=Object 1/content.xml><?xml version="1.0" encoding="utf-8"?>
<math xmlns="http://www.w3.org/1998/Math/MathML" display="block"/>
</file>